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5pt" fo:font-weight="bold" officeooo:rsid="001ba917" officeooo:paragraph-rsid="001ba917"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color="#ce181e" fo:font-size="15pt" fo:font-weight="bold" officeooo:rsid="007dc039" officeooo:paragraph-rsid="007dc03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color="#ce181e" fo:font-size="12pt" fo:font-weight="normal" officeooo:rsid="007d9116" officeooo:paragraph-rsid="007d911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color="#000000" fo:font-size="15pt" fo:font-weight="bold" officeooo:rsid="001ba917" officeooo:paragraph-rsid="001ba917"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color="#000000" fo:font-size="15pt" fo:font-weight="bold" officeooo:rsid="00255193" officeooo:paragraph-rsid="00255193"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color="#000000" fo:font-size="15pt" fo:font-weight="bold" officeooo:rsid="00269d7b" officeooo:paragraph-rsid="00269d7b"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color="#000000" fo:font-size="15pt" fo:font-weight="bold" officeooo:rsid="0029b714" officeooo:paragraph-rsid="0029b714"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color="#000000" fo:font-size="15pt" fo:font-weight="bold" officeooo:rsid="002fe544" officeooo:paragraph-rsid="002fe544"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color="#000000" fo:font-size="15pt" fo:font-weight="bold" officeooo:rsid="0031fbc0" officeooo:paragraph-rsid="0031fbc0"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color="#000000" fo:font-size="15pt" fo:font-weight="bold" officeooo:rsid="0032e4e1" officeooo:paragraph-rsid="0032e4e1"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color="#000000" fo:font-size="15pt" fo:font-weight="bold" officeooo:rsid="00361538" officeooo:paragraph-rsid="00361538"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color="#000000" fo:font-size="15pt" fo:font-weight="bold" officeooo:rsid="00386a3b" officeooo:paragraph-rsid="00386a3b"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color="#000000" fo:font-size="15pt" fo:font-weight="bold" officeooo:rsid="003bbdb1" officeooo:paragraph-rsid="003bbdb1"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color="#000000" fo:font-size="15pt" fo:font-weight="bold" officeooo:rsid="0042ad8c" officeooo:paragraph-rsid="0042ad8c"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color="#000000" fo:font-size="15pt" fo:font-weight="bold" officeooo:rsid="004671fa" officeooo:paragraph-rsid="004671fa"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color="#000000" fo:font-size="15pt" fo:font-weight="bold" officeooo:rsid="0048889e" officeooo:paragraph-rsid="0048889e" style:font-size-asian="13.1000003814697pt" style:font-weight-asian="bold" style:font-size-complex="15pt" style:font-weight-complex="bold"/>
    </style:style>
    <style:style style:name="P17" style:family="paragraph" style:parent-style-name="Standard">
      <style:paragraph-properties fo:text-align="center" style:justify-single-word="false"/>
      <style:text-properties fo:color="#000000" fo:font-size="15pt" fo:font-weight="bold" officeooo:rsid="004b337b" officeooo:paragraph-rsid="004b337b" style:font-size-asian="13.1000003814697pt" style:font-weight-asian="bold" style:font-size-complex="15pt" style:font-weight-complex="bold"/>
    </style:style>
    <style:style style:name="P18" style:family="paragraph" style:parent-style-name="Standard">
      <style:paragraph-properties fo:text-align="center" style:justify-single-word="false"/>
      <style:text-properties fo:color="#000000" fo:font-size="15pt" fo:font-weight="bold" officeooo:rsid="004d7d52" officeooo:paragraph-rsid="004d7d52"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color="#000000" fo:font-size="15pt" fo:font-weight="bold" officeooo:rsid="0052879a" officeooo:paragraph-rsid="0052879a"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color="#000000" fo:font-size="15pt" fo:font-weight="bold" officeooo:rsid="00547fdc" officeooo:paragraph-rsid="00547fdc"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color="#000000" fo:font-size="15pt" fo:font-weight="bold" officeooo:rsid="005a212b" officeooo:paragraph-rsid="005a212b"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fo:color="#000000" fo:font-size="15pt" fo:font-weight="bold" officeooo:rsid="005e64da" officeooo:paragraph-rsid="005e64da"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fo:color="#000000" fo:font-size="15pt" fo:font-weight="bold" officeooo:rsid="00613993" officeooo:paragraph-rsid="00613993"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fo:color="#000000" fo:font-size="15pt" fo:font-weight="bold" officeooo:rsid="00674271" officeooo:paragraph-rsid="00674271"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color="#000000" fo:font-size="15pt" fo:font-weight="bold" officeooo:rsid="006dfebe" officeooo:paragraph-rsid="006dfebe"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color="#000000" fo:font-size="15pt" fo:font-weight="bold" officeooo:rsid="006f9f28" officeooo:paragraph-rsid="006f9f28" style:font-size-asian="13.1000003814697pt" style:font-weight-asian="bold" style:font-size-complex="15pt" style:font-weight-complex="bold"/>
    </style:style>
    <style:style style:name="P27" style:family="paragraph" style:parent-style-name="Standard">
      <style:paragraph-properties fo:text-align="center" style:justify-single-word="false"/>
      <style:text-properties fo:color="#000000" fo:font-size="15pt" fo:font-weight="bold" officeooo:rsid="00757c67" officeooo:paragraph-rsid="00757c67"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color="#000000" fo:font-size="15pt" fo:font-weight="bold" officeooo:rsid="007baa54" officeooo:paragraph-rsid="007baa54"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color="#000000" fo:font-size="15pt" fo:font-weight="bold" officeooo:rsid="007d493c" officeooo:paragraph-rsid="007d493c" style:font-size-asian="13.1000003814697pt" style:font-weight-asian="bold" style:font-size-complex="15pt" style:font-weight-complex="bold"/>
    </style:style>
    <style:style style:name="P30" style:family="paragraph" style:parent-style-name="Standard">
      <style:paragraph-properties fo:text-align="center" style:justify-single-word="false"/>
      <style:text-properties fo:color="#000000" fo:font-size="15pt" fo:font-weight="bold" officeooo:rsid="0021c5a1" officeooo:paragraph-rsid="0021c5a1" style:font-size-asian="15pt" style:font-weight-asian="bold" style:font-size-complex="15pt" style:font-weight-complex="bold"/>
    </style:style>
    <style:style style:name="P31" style:family="paragraph" style:parent-style-name="Standard">
      <style:paragraph-properties fo:text-align="start" style:justify-single-word="false"/>
      <style:text-properties fo:color="#000000" fo:font-size="12pt" fo:font-weight="normal" officeooo:rsid="001ba917" officeooo:paragraph-rsid="001ba91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1bc163" officeooo:paragraph-rsid="001bc16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fo:font-size="12pt" fo:font-weight="normal" officeooo:rsid="001c2f92" officeooo:paragraph-rsid="001c2f9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fo:font-size="12pt" fo:font-weight="normal" officeooo:rsid="0021c5a1" officeooo:paragraph-rsid="0021c5a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23af95" officeooo:paragraph-rsid="0023af9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normal" officeooo:rsid="0024c201" officeooo:paragraph-rsid="0024c20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fo:font-weight="normal" officeooo:rsid="00255193" officeooo:paragraph-rsid="0025519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fo:font-weight="normal" officeooo:rsid="00260b32" officeooo:paragraph-rsid="00260b3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263fc2" officeooo:paragraph-rsid="00263fc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269d7b" officeooo:paragraph-rsid="00269d7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27bd0c" officeooo:paragraph-rsid="0027bd0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29b714" officeooo:paragraph-rsid="0029b71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2b0de8" officeooo:paragraph-rsid="002b0de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2c51b2" officeooo:paragraph-rsid="002c51b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2ddd97" officeooo:paragraph-rsid="002ddd9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font-weight="normal" officeooo:rsid="002f3b1e" officeooo:paragraph-rsid="002f3b1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2fe544" officeooo:paragraph-rsid="002fe54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31b607" officeooo:paragraph-rsid="0031b60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weight="normal" officeooo:rsid="0031fbc0" officeooo:paragraph-rsid="0031fbc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32b87e" officeooo:paragraph-rsid="0032b87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32e4e1" officeooo:paragraph-rsid="0032e4e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3448d1" officeooo:paragraph-rsid="003448d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035ffd3" officeooo:paragraph-rsid="0035ffd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361538" officeooo:paragraph-rsid="0036153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0373594" officeooo:paragraph-rsid="00373594"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fo:font-weight="normal" officeooo:rsid="00386a3b" officeooo:paragraph-rsid="00386a3b"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fo:font-weight="normal" officeooo:rsid="0039bea1" officeooo:paragraph-rsid="0039bea1"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fo:font-weight="normal" officeooo:rsid="003bbdb1" officeooo:paragraph-rsid="003bbdb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fo:font-weight="normal" officeooo:rsid="00412282" officeooo:paragraph-rsid="00412282"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fo:font-weight="normal" officeooo:rsid="00426f7e" officeooo:paragraph-rsid="00426f7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fo:font-weight="normal" officeooo:rsid="0042ad8c" officeooo:paragraph-rsid="0042ad8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fo:font-weight="normal" officeooo:rsid="0042d88d" officeooo:paragraph-rsid="0042d88d"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fo:font-weight="normal" officeooo:rsid="00438e0e" officeooo:paragraph-rsid="00438e0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fo:font-size="12pt" fo:font-weight="normal" officeooo:rsid="004671fa" officeooo:paragraph-rsid="004671fa"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46c812" officeooo:paragraph-rsid="0046c81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fo:font-weight="normal" officeooo:rsid="0048889e" officeooo:paragraph-rsid="0048889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fo:font-size="12pt" fo:font-weight="normal" officeooo:rsid="00496612" officeooo:paragraph-rsid="0049661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fo:font-size="12pt" fo:font-weight="normal" officeooo:rsid="004b337b" officeooo:paragraph-rsid="004b337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fo:font-size="12pt" fo:font-weight="normal" officeooo:rsid="004bd4c8" officeooo:paragraph-rsid="004bd4c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fo:font-size="12pt" fo:font-weight="normal" officeooo:rsid="004be17b" officeooo:paragraph-rsid="004be17b"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fo:font-size="12pt" fo:font-weight="normal" officeooo:rsid="004c4158" officeooo:paragraph-rsid="004c4158"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fo:font-size="12pt" fo:font-weight="normal" officeooo:rsid="004d429a" officeooo:paragraph-rsid="004d429a"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fo:font-size="12pt" fo:font-weight="normal" officeooo:rsid="004d7d52" officeooo:paragraph-rsid="004d7d52"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fo:font-size="12pt" fo:font-weight="normal" officeooo:rsid="004d7e0d" officeooo:paragraph-rsid="004d7e0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fo:font-size="12pt" fo:font-weight="normal" officeooo:rsid="004f56ec" officeooo:paragraph-rsid="004f56ec"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fo:font-size="12pt" fo:font-weight="normal" officeooo:rsid="0052879a" officeooo:paragraph-rsid="0052879a"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fo:font-size="12pt" fo:font-weight="normal" officeooo:rsid="0053baf5" officeooo:paragraph-rsid="0053baf5"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fo:font-size="12pt" fo:font-weight="normal" officeooo:rsid="00547fdc" officeooo:paragraph-rsid="00547fd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fo:font-size="12pt" fo:font-weight="normal" officeooo:rsid="00558fff" officeooo:paragraph-rsid="00558ff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fo:font-size="12pt" fo:font-weight="normal" officeooo:rsid="0055c949" officeooo:paragraph-rsid="0055c949"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fo:font-size="12pt" fo:font-weight="normal" officeooo:rsid="0057895c" officeooo:paragraph-rsid="0057895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fo:font-size="12pt" fo:font-weight="normal" officeooo:rsid="00592655" officeooo:paragraph-rsid="00592655"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fo:font-size="12pt" fo:font-weight="normal" officeooo:rsid="005a212b" officeooo:paragraph-rsid="005a212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fo:font-size="12pt" fo:font-weight="normal" officeooo:rsid="005b7446" officeooo:paragraph-rsid="005b7446"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fo:font-size="12pt" fo:font-weight="normal" officeooo:rsid="005d6fd8" officeooo:paragraph-rsid="005d6fd8"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fo:font-size="12pt" fo:font-weight="normal" officeooo:rsid="005e64da" officeooo:paragraph-rsid="005e64da"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fo:font-size="12pt" fo:font-weight="normal" officeooo:rsid="006020ef" officeooo:paragraph-rsid="006020ef"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fo:font-size="12pt" fo:font-weight="normal" officeooo:rsid="00613993" officeooo:paragraph-rsid="00613993"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fo:font-size="12pt" fo:font-weight="normal" officeooo:rsid="00625312" officeooo:paragraph-rsid="0062531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fo:font-size="12pt" fo:font-weight="normal" officeooo:rsid="0064196f" officeooo:paragraph-rsid="0064196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fo:font-size="12pt" fo:font-weight="normal" officeooo:rsid="006516bf" officeooo:paragraph-rsid="006516bf"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fo:font-size="12pt" fo:font-weight="normal" officeooo:rsid="00662487" officeooo:paragraph-rsid="00662487"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fo:font-size="12pt" fo:font-weight="normal" officeooo:rsid="00674271" officeooo:paragraph-rsid="00674271"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fo:font-size="12pt" fo:font-weight="normal" officeooo:rsid="0068c9cd" officeooo:paragraph-rsid="0068c9cd"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fo:font-size="12pt" fo:font-weight="normal" officeooo:rsid="006ab45f" officeooo:paragraph-rsid="006ab45f"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fo:font-size="12pt" fo:font-weight="normal" officeooo:rsid="006c6729" officeooo:paragraph-rsid="006c672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fo:font-size="12pt" fo:font-weight="normal" officeooo:rsid="006dfebe" officeooo:paragraph-rsid="006dfeb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fo:font-size="12pt" fo:font-weight="normal" officeooo:rsid="006f9f28" officeooo:paragraph-rsid="006f9f28"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fo:font-size="12pt" fo:font-weight="normal" officeooo:rsid="00708146" officeooo:paragraph-rsid="00708146"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fo:font-size="12pt" fo:font-weight="normal" officeooo:rsid="0071ecdf" officeooo:paragraph-rsid="0071ecdf"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fo:font-size="12pt" fo:font-weight="normal" officeooo:rsid="0073b3b9" officeooo:paragraph-rsid="0073b3b9"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fo:font-size="12pt" fo:font-weight="normal" officeooo:rsid="00757c67" officeooo:paragraph-rsid="00757c67"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fo:font-size="12pt" fo:font-weight="normal" officeooo:rsid="007776d1" officeooo:paragraph-rsid="007776d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fo:font-size="12pt" fo:font-weight="normal" officeooo:rsid="00784ff6" officeooo:paragraph-rsid="00784ff6"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fo:font-size="12pt" fo:font-weight="normal" officeooo:rsid="00789be1" officeooo:paragraph-rsid="00789be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fo:font-size="12pt" fo:font-weight="normal" officeooo:rsid="0079322e" officeooo:paragraph-rsid="0079322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fo:font-size="12pt" fo:font-weight="normal" officeooo:rsid="007a7d2b" officeooo:paragraph-rsid="007a7d2b"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fo:font-size="12pt" fo:font-weight="normal" officeooo:rsid="007baa54" officeooo:paragraph-rsid="007baa5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fo:font-size="12pt" fo:font-weight="normal" officeooo:rsid="007c6370" officeooo:paragraph-rsid="007c6370"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fo:font-size="12pt" fo:font-weight="normal" officeooo:rsid="007d493c" officeooo:paragraph-rsid="007d493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fo:font-size="12pt" fo:font-style="normal" fo:font-weight="normal" officeooo:rsid="0052879a" officeooo:paragraph-rsid="0052879a" style:font-size-asian="10.5pt" style:font-style-asian="normal" style:font-weight-asian="normal" style:font-size-complex="12pt" style:font-style-complex="normal" style:font-weight-complex="normal"/>
    </style:style>
    <style:style style:name="T1" style:family="text">
      <style:text-properties officeooo:rsid="001c2f92"/>
    </style:style>
    <style:style style:name="T2" style:family="text">
      <style:text-properties officeooo:rsid="001c3d10"/>
    </style:style>
    <style:style style:name="T3" style:family="text">
      <style:text-properties officeooo:rsid="001df8c6"/>
    </style:style>
    <style:style style:name="T4" style:family="text">
      <style:text-properties officeooo:rsid="001fe696"/>
    </style:style>
    <style:style style:name="T5" style:family="text">
      <style:text-properties officeooo:rsid="0023af95"/>
    </style:style>
    <style:style style:name="T6" style:family="text">
      <style:text-properties officeooo:rsid="0027bd0c"/>
    </style:style>
    <style:style style:name="T7" style:family="text">
      <style:text-properties officeooo:rsid="002c51b2"/>
    </style:style>
    <style:style style:name="T8" style:family="text">
      <style:text-properties officeooo:rsid="002fe544"/>
    </style:style>
    <style:style style:name="T9" style:family="text">
      <style:text-properties officeooo:rsid="003448d1"/>
    </style:style>
    <style:style style:name="T10" style:family="text">
      <style:text-properties officeooo:rsid="00373594"/>
    </style:style>
    <style:style style:name="T11" style:family="text">
      <style:text-properties officeooo:rsid="003c40a0"/>
    </style:style>
    <style:style style:name="T12" style:family="text">
      <style:text-properties officeooo:rsid="003d75c5"/>
    </style:style>
    <style:style style:name="T13" style:family="text">
      <style:text-properties officeooo:rsid="003f42a4"/>
    </style:style>
    <style:style style:name="T14" style:family="text">
      <style:text-properties style:text-position="super 58%"/>
    </style:style>
    <style:style style:name="T15" style:family="text">
      <style:text-properties officeooo:rsid="004507f0"/>
    </style:style>
    <style:style style:name="T16" style:family="text">
      <style:text-properties officeooo:rsid="004be17b"/>
    </style:style>
    <style:style style:name="T17" style:family="text">
      <style:text-properties officeooo:rsid="004fdd16"/>
    </style:style>
    <style:style style:name="T18" style:family="text">
      <style:text-properties officeooo:rsid="0050d919"/>
    </style:style>
    <style:style style:name="T19" style:family="text">
      <style:text-properties officeooo:rsid="0050f945"/>
    </style:style>
    <style:style style:name="T20" style:family="text">
      <style:text-properties officeooo:rsid="00558fff"/>
    </style:style>
    <style:style style:name="T21" style:family="text">
      <style:text-properties officeooo:rsid="00613993"/>
    </style:style>
    <style:style style:name="T22" style:family="text">
      <style:text-properties officeooo:rsid="00619da4"/>
    </style:style>
    <style:style style:name="T23" style:family="text">
      <style:text-properties officeooo:rsid="00625312"/>
    </style:style>
    <style:style style:name="T24" style:family="text">
      <style:text-properties officeooo:rsid="0063604b"/>
    </style:style>
    <style:style style:name="T25" style:family="text">
      <style:text-properties officeooo:rsid="00662487"/>
    </style:style>
    <style:style style:name="T26" style:family="text">
      <style:text-properties officeooo:rsid="00757c67"/>
    </style:style>
    <style:style style:name="T27" style:family="text">
      <style:text-properties officeooo:rsid="0079322e"/>
    </style:style>
    <style:style style:name="T28" style:family="text">
      <style:text-properties officeooo:rsid="007dc039"/>
    </style:style>
    <style:style style:name="T29" style:family="text">
      <style:text-properties officeooo:rsid="007e7b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8">King</text:span> Mael-Sechlainn <text:span text:style-name="T28">the Wise</text:span></text:p>
      <text:p text:style-name="P2">Earl of Cill Dara and King of Midde Ireland</text:p>
      <text:p text:style-name="P1"/>
      <text:p text:style-name="P4">1073</text:p>
      <text:p text:style-name="P4"/>
      <text:p text:style-name="P32">Dec 14</text:p>
      <text:p text:style-name="P32"/>
      <text:p text:style-name="P32">The news and details of my fathers murder are brought to my unhappy court. I fear rebellion and must move quickly to secure my holdings. I muster our men to ride as a heroic homecoming to the city of Cill Dara where I must take up my father’s place and avenge this tradjedy.</text:p>
      <text:p text:style-name="P31"/>
      <text:p text:style-name="P31">Dec 15</text:p>
      <text:p text:style-name="P31"/>
      <text:p text:style-name="P32">I enter the city of Cill Dara on horse dressed with grand splendor we bring music hundred horses and my court to the city of my birth and the seat of my father. <text:span text:style-name="T3">My mother is finnaly back in her home town. </text:span>I am greeted by the sad and hollow faces of the townspeople. The bishop waits on the steps of the chaple. If I am to secure myself safely upon my fathers thrown he must be tamed and soon the people will come to love me. Surely my father was a terrible and cruel man. I personally believe him to be deranged though all my life I know that he truly wanted the best for me and so I must not let him down. I do believe a unified Ireland is possible and that I have as much claim to the <text:span text:style-name="T17">rule of our midlands</text:span> proper as the Earle <text:span text:style-name="T17">of Dublin and</text:span> Eastmeathe.</text:p>
      <text:p text:style-name="P32"><text:tab/>Our parade comes to a hal<text:span text:style-name="T17">t</text:span> before the castle walls and I give a short and thoughful speech:</text:p>
      <text:p text:style-name="P32"><text:tab/>“People of Cill Dara, I come my father’s son to avenge not only his unjust murder to but to repent for his own sins. I understand you have lived in fear since his tyranical removal of my brother, his fruitless provocation of Eastmeathe and the disgusting murder of his own child on this very step. No people deserve a ruler as rutheless as my father. No farmer deserves to have his herd and home destroyed by invaders brought by my father’s wroth and no Christian soul must endure a murdered baby on their doorstep. However no good christian must disobey their superior and for this reason I demand Donnchad and Dommnall be arrested without delay! <text:span text:style-name="T17">There is no excuse for treachery and though I do agree that my father was a horrid man we must also agree he fell victim to a horrid act as well. To plot underhandedly and speak ourtright treason is one thing, to lead my father YOUR EARL to his own doom and then to murder him with your own sword, this is unexcusable. Two wrongs do not make a right and that is why I intend to put an end to this senslessness and time of lawless vigilantism. In prison they will learn the true price for rebelling.</text:span> <text:span text:style-name="T1">Do not fear the heavy hand of my father to come for their children, their wives, nor their supporters. I will not even think to murder them though I do have the right. No more blood need be spilled and certainly not by my hand. I am however certain Dommnall is just as guilty as his nephew Donnchad. Dommnal was implicated as he was the one pulling the carriage and Donnchad so suspiciously let him live. Let me ask who steered the Earl to his doom? Who was it that had just returned to our once happy and proud land only to set up his den in that cursed stable of the horse. The same stable where my own brother plotted his usurptuion of the thrown. Justice must be dealt, swiftly Who among you will lead the way? Take my men to their trechourus den of wickedness and sin”</text:span></text:p>
      <text:p text:style-name="P33"><text:tab/>My <text:span text:style-name="T19">father’s</text:span> own cousin Murchad, <text:span text:style-name="T19">my first cousin,</text:span> <text:span text:style-name="T17">father of Donnchad, Brother of Dommnal, and dissapointed former steward of Cill Dara</text:span> anounces he knows where his son is and will quickly lead the guard to his location. He is unsure of his brother’s whereabouts. <text:span text:style-name="T18">Believeing the matter to be taken care of I head inside the great gates and behold the empty thrown of my father, and his father before him. </text:span>After the parade a great feast is thrown for my coronation. The bishop does his duty and swears <text:soft-page-break/>me in before god and the townsfolk. I am made repeatedly aware of my father’s mistakes and I try my best to assure them their days of living in fear of a tyrant are over. To calm their fears I announce m<text:span text:style-name="T4">y</text:span> council. My own chancellor who has served m<text:span text:style-name="T4">e</text:span> well for nearly 5 years in Westmeathe will remain. Lugaed, who so faithfully served my father in this capacity for the last <text:span text:style-name="T18">year, </text:span>will be recognized for his absolute and unwavering faith to our family. He pacified my father whenever possible and served him to the fullest despite the diminished quality of my father’s once good senses. Our familes are happy and your wife has done her duty as tax collector. I would like for her to retire now so to add some more ease to your life and you may join me, Lugaed, as Marshall of Cill Dara and remain cupbearer to the earl. To replace your wife I will offer my loyal <text:span text:style-name="T19">first </text:span>cousin Murchad his old job back as the tax collector. <text:span text:style-name="T18">He has proven his worth today and shown alligience to our cause over even his own son and brother, for this he gains my upmost respect</text:span> and <text:span text:style-name="T18">I </text:span>trust him to do a wonderful job. Looking at our now sulking bishop I decide that he <text:span text:style-name="T18">can</text:span>not be leading the prayers of <text:span text:style-name="T18">my</text:span> castle and that my own priest, Gormacan, will be our court chaplain. This is clearly a blow to Bishop <text:span text:style-name="T18">Dinerach</text:span> tho I can already tell we will not get along, I’m too much of my father for him. (To be fair that asshole did literally throw his baby out the window of his town so I understand) They both shall retain the title of High Almoner, worthy of service to the earl. <text:span text:style-name="T2">I send for the mayor to be brought back at once. Under me no man should suffer an unjust expulsion. As the evening draws to a close Donnchad is locked safely behind bars of iron in the dungeon but Domnall remains to be seen. A farmer saw a man in black ride a white horse eastword and my father’s prize horse is missing from the stable. I retire with my wife for the first night in our new tower my old room. I will of course be moving to my father’s master bedroom in time but tonight was simply too early. He was a crazy old bastard but he gave me everything. No one to share with; all for myself. My brother was annoying and a thorn in my side, I never could get over that he had hair and was taller than I. My father was doing me a favor by removing the little shit. There is only one way I can make Conchobar proud, I must be double great for the both of us. I must unite the county Meathe and perhaps all of Ireland.</text:span></text:p>
      <text:p text:style-name="P33"/>
      <text:p text:style-name="P30">1074</text:p>
      <text:p text:style-name="P30"/>
      <text:p text:style-name="P34">11 February 1074</text:p>
      <text:p text:style-name="P34"/>
      <text:p text:style-name="P34"><text:span text:style-name="T18">My coronation celebration</text:span> has finnaly come to an end and we now <text:span text:style-name="T8">begin</text:span> buisness as usual in my happy court. There were acrobats, dancers, <text:span text:style-name="T8">musicians</text:span>, and more wine and food than could be enjoyed by an arm<text:span text:style-name="T5">y! In the end mayor Ualan refused to attend but we were joined by Cill Dara’s bishop Dinertach who seemed to enjoy himself very much despite his apparent distrust of my family. My friend Ernan, Bishop of Westmeathe, refused to drink but we were more than friendly by the end of the festivities and he is overjoyed to be part of a grand new age for the Mide. The rift drivien between Dinertach and Ernan was bridged though only slightly by the feast and I can only hope that in time Dinertach and myself will become closer. Now with everyone gone at last I may begin plotting my expansion…</text:span></text:p>
      <text:p text:style-name="P34"/>
      <text:p text:style-name="P35">27 May</text:p>
      <text:p text:style-name="P35"/>
      <text:p text:style-name="P35">With no small amount of help from my chancellor Caicher the people of Cill Dara are finnaly begging to trust me a bit more. Today a letter from the mayor tells that he hopes for a peaceful and kind ruler in me and that I am certainly not my father. I am glad to have him see even a piece of the light.</text:p>
      <text:p text:style-name="P35"/>
      <text:p text:style-name="P36">10 November</text:p>
      <text:p text:style-name="P36"/>
      <text:p text:style-name="P36"><text:soft-page-break/>I have set about fixing some of my father’s mistakes and I do believe that the people including the mayor and Bishop Dinertach are now happy with my rule thus far and believe me to be doing the right thing. I sent for the women my father had expelled to be brought back as my guests of honor. Cathan was found on the southern shores of Ireland and when she heard the news of my father’s death she longed to be back in her home town. Tomnat, the whore, had apparently moved onto another job on the island of Great Britain and had no more need for the court of Cill Dara. May god help her to have an easier life. I will speak with the earl of Eastmeathe about the release of Cathan’s husband on my visit next week.</text:p>
      <text:p text:style-name="P36"/>
      <text:p text:style-name="P36">23 November</text:p>
      <text:p text:style-name="P36"/>
      <text:p text:style-name="P36">The earl of Eastmeathe refused to even see me in his castle and I was told to leave at once! To make matters worse when I returned the people seem to be dissatisfied with paying taxes. I will tell Murchad to take a different less heavy handed approach.</text:p>
      <text:p text:style-name="P36"/>
      <text:p text:style-name="P5">1075</text:p>
      <text:p text:style-name="P5"/>
      <text:p text:style-name="P37">25 July</text:p>
      <text:p text:style-name="P37"/>
      <text:p text:style-name="P37">To the northwest of Westmeathe lies county Muaidhe where they have conviced themselves that Westmeathe would be better governed by themselves. The scandolous idea has spread southward to the county of Ui Maine as well to the direct <text:span text:style-name="T8">west</text:span> of Westmeathe. They do not threaten war at the moment but I must be prepared for when their dummies come crossing the river to pilliage my people.</text:p>
      <text:p text:style-name="P37"/>
      <text:p text:style-name="P38">26 September</text:p>
      <text:p text:style-name="P38"/>
      <text:p text:style-name="P39">Ive asked my good friend the bishop of Westmeathe how I can be more pious and sent my chancellor to Muaidhe to see what the commotion is all about. I was informed that the priesthood only cares about money...sigh…</text:p>
      <text:p text:style-name="P39"/>
      <text:p text:style-name="P39">8 December</text:p>
      <text:p text:style-name="P39"/>
      <text:p text:style-name="P39">My humble servant and marshall of the land Lugaed has just had a daughter. What wonderful news! I hope for her one day to be as good a servant as her father.</text:p>
      <text:p text:style-name="P39"/>
      <text:p text:style-name="P6">1076</text:p>
      <text:p text:style-name="P6"/>
      <text:p text:style-name="P40">6 June</text:p>
      <text:p text:style-name="P40"/>
      <text:p text:style-name="P40">I have just learned my cousin, the murderer of my father, Domnall has been made a commander of a small county in Great Britain.</text:p>
      <text:p text:style-name="P40"/>
      <text:p text:style-name="P40">18 June</text:p>
      <text:p text:style-name="P40"/>
      <text:p text:style-name="P40">I have sent my mother away on holiday to my father in law’s in Barcelona. <text:span text:style-name="T6">Secretly I am tearing down her wing of the castle to make room for a militia training ground. A well trained army will be my success.</text:span></text:p>
      <text:p text:style-name="P40"/>
      <text:p text:style-name="P41"><text:soft-page-break/>21 September</text:p>
      <text:p text:style-name="P41"/>
      <text:p text:style-name="P41">My mother writes to me that the people of Barcelona are coming down will a cruel plauge of sweats, fever, and weight loss. Consumption (TB) it seems. What dreadful news I pray all week for her recovery but now she must remain until the famine has run it’s course as I cannot risk my own people. I only wish she does not die there alone.</text:p>
      <text:p text:style-name="P41"/>
      <text:p text:style-name="P41">14 October</text:p>
      <text:p text:style-name="P41"/>
      <text:p text:style-name="P41">I have been studying the old latin ways of building. I am now convinced that a strong Cill Dara will rely on our infrastructure as well as our men. I am making it a priority to set up as much as I possibly can.</text:p>
      <text:p text:style-name="P41"/>
      <text:p text:style-name="P42">2 November</text:p>
      <text:p text:style-name="P42"/>
      <text:p text:style-name="P42">I am growing tired of study and long for my wife to bear me a son. We are amicable and have sex often but no pregnancy has led me to worry she may be barren. For three years now and no conception. What are the odds?</text:p>
      <text:p text:style-name="P42"/>
      <text:p text:style-name="P42">7 December</text:p>
      <text:p text:style-name="P42"/>
      <text:p text:style-name="P42">The people of Muaidhe seem ambivalent about their leader. I was informed by my chancellor that should I defeat their earl in battle they would welcome me to their city. I have decided however that it is wiser to wait until our forces are fully ready for battle which may not be another 10 years or more. I am patient and want only something to pass for my son. God willing perhaps he shall be <text:span text:style-name="T13">Duke</text:span> of all Meathe or even King of Ireland!</text:p>
      <text:p text:style-name="P42"/>
      <text:p text:style-name="P7">1077</text:p>
      <text:p text:style-name="P7"/>
      <text:p text:style-name="P42"/>
      <text:p text:style-name="P7"/>
      <text:p text:style-name="P7"/>
      <text:p text:style-name="P43">7 August</text:p>
      <text:p text:style-name="P43"/>
      <text:p text:style-name="P43">I return from a short summer retreat to find my wife is pregnant. I should be extatic but something feels amiss. She looked afraid when she told me and we havnt had sex for a month… Im worried the child might not be mine! Am I just being paranoid? God forgive me but I no longer trust my wife. And now we wont be having sex for 9 more months. My father would have her thrown in prison but I cannot do that to this woman I have spent so much time with. I will see the pregnancy through and likely raise the child as my own.</text:p>
      <text:p text:style-name="P43"/>
      <text:p text:style-name="P43">21 August</text:p>
      <text:p text:style-name="P43"/>
      <text:p text:style-name="P43">I cannot sleep at night. I am distracted constantly by my wife’s pregnancy. I am sure it cant be mine she is not far enough along and I was away for the <text:s/>almost two months for a summer retreat in Westmeathe.. I have hiried a <text:span text:style-name="T7">young maid as a </text:span>private investigator to snoop around in my mother’s place and try to get to the bottom of this.</text:p>
      <text:p text:style-name="P43"/>
      <text:p text:style-name="P44"><text:soft-page-break/>1 September</text:p>
      <text:p text:style-name="P44"/>
      <text:p text:style-name="P44">My mother returns and what better time than now! I confide in her my feelings and she holds me as a baby still. Though 60 now she tells me that celibacy is the true path of happiness <text:span text:style-name="T19">for</text:span> women and that my wife may be a harlot but that I must not be rash as the child still could be mine. I am glad she has returned to listen in on the court’s comings and goings.</text:p>
      <text:p text:style-name="P44"/>
      <text:p text:style-name="P44">28 September</text:p>
      <text:p text:style-name="P44"/>
      <text:p text:style-name="P44">Neither the young maid turned spy nor my mother sense even a hint of unfaithfulness in sweet Agnes’s pregnancy. I do believe I was being paranoid and am glad to be relieved. Though I will not be truly satisfied until the birth.</text:p>
      <text:p text:style-name="P44"/>
      <text:p text:style-name="P44">2 November</text:p>
      <text:p text:style-name="P44"/>
      <text:p text:style-name="P44">Under the supervision of my cousin Murchad the training grounds have been completed two weeks ahead of schedule. My mother does not care for the view but our men rejoice for the opprotunity to practice their art. God bless them.</text:p>
      <text:p text:style-name="P44"/>
      <text:p text:style-name="P45">12 December</text:p>
      <text:p text:style-name="P45"/>
      <text:p text:style-name="P45">As a show of good faith and my own commitment to my wife I will indluge her in some friendly company and hand maidens to help ease the burden of carrying her (our…) child. I pray for a son!</text:p>
      <text:p text:style-name="P45"/>
      <text:p text:style-name="P46">27 December</text:p>
      <text:p text:style-name="P46"/>
      <text:p text:style-name="P46">My wife came to me this evening, the day after Christmas, and asked if I still thought she was beautiful. There were tears in her eyes and I could tell she was feeling quite distressed. God I have been so distracted with plotting and worrying the child isnt mine I have been neglecting my own wife! I thought if I hired her more maids they would keep her happy but for God’s sake the father of her first child has barely paid her any notice for nealy half a year. I held her tight and promised everthing was going to be alright. I looked her in the eye and promised she was beautiful. We made love despite my best intentions.</text:p>
      <text:p text:style-name="P34"/>
      <text:p text:style-name="P34"/>
      <text:p text:style-name="P8">1078</text:p>
      <text:p text:style-name="P8"/>
      <text:p text:style-name="P47">March 8</text:p>
      <text:p text:style-name="P47"/>
      <text:p text:style-name="P47">My son, Cuan has been born. He seems healthy and my wife is recovering perfectly. Long live the future Earl Cuan mac Mael-Sechlainn</text:p>
      <text:p text:style-name="P47"/>
      <text:p text:style-name="P47">March 10</text:p>
      <text:p text:style-name="P47"/>
      <text:p text:style-name="P47">Oh glorious day! I rejoice for a healthy birth of a strong son and feel ashamed at my earlier misgivings about the boy and Agnes’ faith. I desire to build a great city in Westmeathe in honor of my son.</text:p>
      <text:p text:style-name="P47"/>
      <text:p text:style-name="P47">1 April </text:p>
      <text:p text:style-name="P47"><text:soft-page-break/></text:p>
      <text:p text:style-name="P47">My wife arrived back from the church in tears! She had been attending the church cleansing post-birth ceremony and must be weighed down by some great grief as if she had commited a grave sin. I comforted her and we made love, gently.</text:p>
      <text:p text:style-name="P47"/>
      <text:p text:style-name="P48">16 October</text:p>
      <text:p text:style-name="P48"/>
      <text:p text:style-name="P48">Life is happy and the people are content. This harvest season I have sponsored a play depicting Jesus and the sermon on the mount. My son is growing up strong and already my wife longs for me again in bed. I am happy with life and proceed with my plans. I will build a new city for my son in the county of Westmeathe and after I will focus on reuniting the county of Meathe under our family. If it cannot be done perhaps one of the other counties to the north or west would be willing to ally themselves with us in our cause. I am constantly suspicious of my own court but I keep enough of an eye on them to be relieved they are not planning anything stupid, for now.</text:p>
      <text:p text:style-name="P48"/>
      <text:p text:style-name="P9">1079</text:p>
      <text:p text:style-name="P9"/>
      <text:p text:style-name="P49">3 January</text:p>
      <text:p text:style-name="P49"/>
      <text:p text:style-name="P49">The po<text:span text:style-name="T19">or orphan </text:span>boy Muirchertach is growing up sullen and <text:span text:style-name="T13">quiet</text:span>. I worry for him as his father Domnall was convicted of treason and should he return would be absolutely thrown into prison. The boy likes me well enough and seems content but...slow. I have sent for his brother Donnchad to be <text:span text:style-name="T19">brought into the castle and</text:span> finished by my mother. She raised me well enough.</text:p>
      <text:p text:style-name="P49"/>
      <text:p text:style-name="P49">11 March</text:p>
      <text:p text:style-name="P49"/>
      <text:p text:style-name="P49">The young Donnchad has occupied much of my mind of late. Unlike his brother who is shy and reserved the boy Donnchad is hideously loud and profane. The other day I cought him mocking a rat he was torturing. When I asked him about it he said he was sure beasts had no right to peace and laughed. I have arranged for him and my mother to travel to Roma to culture the boy a bit. God willing he returns more with Christ.</text:p>
      <text:p text:style-name="P49"/>
      <text:p text:style-name="P50">23 September</text:p>
      <text:p text:style-name="P50"/>
      <text:p text:style-name="P50">I have arranged a beroval between Muichertach and a young baroness from Italy. I hope it will improve his mood. <text:span text:style-name="T19">Since the banishment of their father, Dommnal the coward, nearly 6 years ago I feel quite a certain sense of responsibility to raise them in his place.</text:span> What a sad young boy to have grown up without a father…</text:p>
      <text:p text:style-name="P50"/>
      <text:p text:style-name="P50">20 November</text:p>
      <text:p text:style-name="P50"/>
      <text:p text:style-name="P50">My sights have been squarely set on the reunification of Meathe under my family. I have sent my chancellor to Dublin to understand the inter-county disputes I may be able to leverage to my advantage. Moving the city of Westmeathe together seems to be more of a complex system than I imagined but ultimately I will see it through.</text:p>
      <text:p text:style-name="P50"/>
      <text:p text:style-name="P51">18 December</text:p>
      <text:p text:style-name="P51"/>
      <text:p text:style-name="P51"><text:soft-page-break/>I went to see my cousin, the murderer Donnchad this week in the prison. <text:span text:style-name="T19">After 6 years I wanted to see him, speak with him. Maybe understand why he did what he did, if there was any chance of redemption. In his eyes burned the same look as when he was first brought down here to his dimsal gloomy dungeon. Built by my own Great Grandfather my namesake and founder of our great dynasty to hold prisoners of war and criminals. When it was built no one would suspect such evil surrounding my father’s reign. The young Conchobar may have not even been born yet… I return my gaze onto the silently cursing visage of Donnchad.</text:span> He has grown a moustache. He would not reply to me for several minutes until he exploded with the fury of the devil himself. He is an agry man. I cannot find it in my heart to allow him to return to the outside world, he is too far gone. I will not oblige the guards to torture him tho either. Better for him to rot slowly. A pity and disgrace to the bloodline… <text:span text:style-name="T19">Worse than my father.</text:span></text:p>
      <text:p text:style-name="P51"/>
      <text:p text:style-name="P10">1080</text:p>
      <text:p text:style-name="P10"/>
      <text:p text:style-name="P51"/>
      <text:p text:style-name="P49"/>
      <text:p text:style-name="P51">March 9</text:p>
      <text:p text:style-name="P51"/>
      <text:p text:style-name="P51">The day after my son Cuan’s second birthday Agnes tells me she is pregnant again. Once more I am struck that the child must not be mine. Paranoia is a bitch haha but still how can I be sure. When I see Cuan I am sure he is mine and the heir to all that is mine. This new child to split the titles? Separate our <text:s/>infant kingdom before it has been birthed from the womb? I hesitate and pray for a daughter with a cull-lip ala my mother</text:p>
      <text:p text:style-name="P51"/>
      <text:p text:style-name="P51">22 March</text:p>
      <text:p text:style-name="P51"/>
      <text:p text:style-name="P51">I have hired another young maid from a few counties over to be Agnes’ “hand-maiden” with the special mission to discover if the child is truly mine.</text:p>
      <text:p text:style-name="P51"/>
      <text:p text:style-name="P51">29 March</text:p>
      <text:p text:style-name="P51"/>
      <text:p text:style-name="P51">I have arranged a betroval between my son and heir Cuan and the <text:span text:style-name="T9">niece</text:span> of the French King. This is truly a great day bless God for this strong bond between my family and the <text:span text:style-name="T13">poweful</text:span> <text:span text:style-name="T9">young</text:span> King <text:span text:style-name="T9">Phillipe. May our people always be together! I hope this shows my family’s relevence on the mainland and ensures we will be the ones to rule the island potentially with France’s help to push out the migrants from Norway.</text:span></text:p>
      <text:p text:style-name="P51"/>
      <text:p text:style-name="P52">18 April</text:p>
      <text:p text:style-name="P52"/>
      <text:p text:style-name="P52">My paranoia must be the culprit. The maid assures me Agnes remains a faithful and dutiful wife and mother. What a relief.</text:p>
      <text:p text:style-name="P52"/>
      <text:p text:style-name="P52">10 May</text:p>
      <text:p text:style-name="P52"/>
      <text:p text:style-name="P52">My wife seems in great spirits and especially gregarious these days. I love the woman, my queen. I am happy and proud to have her bear my heirs…</text:p>
      <text:p text:style-name="P52"/>
      <text:p text:style-name="P52">22 May </text:p>
      <text:p text:style-name="P52"><text:soft-page-break/></text:p>
      <text:p text:style-name="P52">Agnes really has not shut up for two weeks now. She has become besties with nearly the entire court but If I have to hear about the story of Jason and the Argonauts one more time…</text:p>
      <text:p text:style-name="P52"/>
      <text:p text:style-name="P52">8 July</text:p>
      <text:p text:style-name="P52"/>
      <text:p text:style-name="P52">While studying in Roma my mother managed to secure a furure wife for Donnchad the son of Dommnal with a local grandaughter of a Duke! She is quite the lovely woman and I admire her dearly.</text:p>
      <text:p text:style-name="P52"/>
      <text:p text:style-name="P53">12 August</text:p>
      <text:p text:style-name="P53"/>
      <text:p text:style-name="P53">Being ten years since my little brother’s imprisonment I stopped today to remember the young man. He was tough, tall, had all his hair<text:span text:style-name="T13">(quite rare for our people tho he was only 22 when last I saw him)</text:span>, and a charitable man. In his own cheated of what was his and given to me. I am a fair ruler and glad that my father chose me for my fate than the other way around. Still had I been in charge Murchad would be here by my side. So life goes on…</text:p>
      <text:p text:style-name="P53"/>
      <text:p text:style-name="P53">22 September</text:p>
      <text:p text:style-name="P53"/>
      <text:p text:style-name="P53">My wife desires a rural setting in which to give birth. I decline to go with her.</text:p>
      <text:p text:style-name="P53"/>
      <text:p text:style-name="P53"/>
      <text:p text:style-name="P53">8 October</text:p>
      <text:p text:style-name="P53"/>
      <text:p text:style-name="P53">My son, Ercaid was born today. I have aknowlaged his birth and claimed him as my own. Under our current laws he will inherit the county of Westmeathe where I would intend to build a city that was to honor his brother. We are still many years away from the town debut but now I must decide what to do. I was also informed that the traitor Dommnal hiding in England has been planning to kill my mother who raises his son in Roma. I have asked my men to find a way to kill him first.</text:p>
      <text:p text:style-name="P54"/>
      <text:p text:style-name="P54"/>
      <text:p text:style-name="P54">13 November</text:p>
      <text:p text:style-name="P54"/>
      <text:p text:style-name="P54"/>
      <text:p text:style-name="P54">The only solution I have come to is that I must unify all of Meathe at once and then the title of Duke will go to Cuan while Ercaid may take my place as Earl of Westmeathe. If I can raise them right they will be great allies and will unite Ireland as I will unite them as brothers and friends.</text:p>
      <text:p text:style-name="P54"/>
      <text:p text:style-name="P11">1081</text:p>
      <text:p text:style-name="P11"/>
      <text:p text:style-name="P54">Returned for the new years feast was Donnchad now fully grown. 8 years after his father died he thinks himself a know it all who plays up rumors to get ahead. I cannot forget when he tortured the rat but I am glad to have him back. He looks very little like his father which is comforting to me. My mother now 64 will choose where she should like to go and if I have the authority I will get her there. Anywhere in Italy should be fine, the pope holds me in high regard. I do believe I have redeemed the actioins of my father in the eyes of everyone except the traitors themselves who would only be satisfied with themselves on the seat that I now know all too well.</text:p>
      <text:p text:style-name="P54"/>
      <text:p text:style-name="P54"><text:soft-page-break/>3 Febuary</text:p>
      <text:p text:style-name="P54"/>
      <text:p text:style-name="P54">I have begun preparations for the invasion of Meathe. I have spoken with a private army band from Saxony, <text:span text:style-name="T13">another from Switzerland,</text:span> and one from Mumu about assistance in my quest. They seem to think my money will talk for me. Lu<text:span text:style-name="T10">gaed my faithful marshall has begun a new requrtement drive to spark interest in the army (and the new training fields especially) I only pray to God that we are more successful than my father’s lame attempt.</text:span></text:p>
      <text:p text:style-name="P54"/>
      <text:p text:style-name="P55">13 March</text:p>
      <text:p text:style-name="P55"/>
      <text:p text:style-name="P55">My mother while relaxing in Venice has noticed the complexity of their trade customs and their republican ideas. Enclosed I find several pages of detailed descriptions of their way of life which I find inspring and share with my close assosiates.</text:p>
      <text:p text:style-name="P55"/>
      <text:p text:style-name="P55">2 June</text:p>
      <text:p text:style-name="P55"/>
      <text:p text:style-name="P55">Inspiring news! The wife of the Count of the land Dommnall has been hiding in commanding a militia has agreed to help us eliminate him. Apparently no one likes a murder in their midst.</text:p>
      <text:p text:style-name="P55"/>
      <text:p text:style-name="P55">16 July</text:p>
      <text:p text:style-name="P55"/>
      <text:p text:style-name="P55">Patience must be the name of the game. I must not be in such a rush to put my people and land in danger of the Eastmeathe again. After all this exact mistake is what made my father such a failure, if I should fail again I will no doubt loose much of my prestige among the people. Something must be done however before I die and preferably before my son’s come of age. In an effort to stay level headed I will cut back on my after dinner wine and desserts.</text:p>
      <text:p text:style-name="P55"/>
      <text:p text:style-name="P56">16 November</text:p>
      <text:p text:style-name="P56"/>
      <text:p text:style-name="P56">I have nominated my cousin Murchad to succeed my friend Ernan as high bishop of Westmeathe</text:p>
      <text:p text:style-name="P56"/>
      <text:p text:style-name="P12">1082</text:p>
      <text:p text:style-name="P12"/>
      <text:p text:style-name="P12"/>
      <text:p text:style-name="P56">16 February</text:p>
      <text:p text:style-name="P56"/>
      <text:p text:style-name="P56">I love my wife Agnes. She is so passionate we fuck all the time, she’s beautiful and quirky and loud and knowlegable. I am truly thankful for our happy mariage and this is proof my father did things for me that I must appreciate. Another reson why I am determined to set up a good life for my own children.</text:p>
      <text:p text:style-name="P56"/>
      <text:p text:style-name="P57">1 May</text:p>
      <text:p text:style-name="P57"/>
      <text:p text:style-name="P57">God smiles upon me and my happy life. I have just received word that the new King of Scottland </text:p>
      <text:p text:style-name="P57">Malcolm III has agreed to marry his daughter to my youngest son Ercaid. I am sure my renown as a great leader is spreading and that if I could only succeed in uniting county Meathe proper I will set my family up as the obvious claimant to the Kingship of Ireland. My father gave me the power and God the wisdom to see this through and I am confident with a bit more planning we shall prevail.</text:p>
      <text:p text:style-name="P57"/>
      <text:p text:style-name="P57"><text:soft-page-break/>27 July</text:p>
      <text:p text:style-name="P57"/>
      <text:p text:style-name="P57">I have decided to let patiencene pay off. I am told by my advisors our troops now outnumber and out train the men of EastMeathe and that victory would be ours especially should I hire the band of Saxons. However I am unwilliing to even risk defeat. I know that if I wait another 5 years we will be completely prepared which is why I am setting a soft deadline for Summer 1090 for the conquest of Meathe. May God grant me the victory.</text:p>
      <text:p text:style-name="P57"/>
      <text:p text:style-name="P57"/>
      <text:p text:style-name="P57"/>
      <text:p text:style-name="P13">1083</text:p>
      <text:p text:style-name="P13"/>
      <text:p text:style-name="P58">8 March</text:p>
      <text:p text:style-name="P58"/>
      <text:p text:style-name="P58">My son and heir Cuan’s fifth birthday. Today I explained that his early childhood had come to an end and it was time for him to begin his education. I have sent him to military upbringing with my faithful mar<text:span text:style-name="T12">sha</text:span>l Lugaed I am sure he will raise the boy with upmost respect to the highest level possible. <text:span text:style-name="T11">In private Lugaed confessed that he had been stressed with training the army and especially raising his daughter on his own without his wife had become a challenge. I would have married her to Ercaid had not the Scottish King contacted me. I will think about freshening up my counsel as this is truly the first I had heard of their being overworked. Ten years is quite an accomplishment perhaps I should celebrate this December with a new generation. Perhaps I can find a job for the orphan brothers Muircherach and Donnchad...</text:span></text:p>
      <text:p text:style-name="P58"/>
      <text:p text:style-name="P58"/>
      <text:p text:style-name="P56"/>
      <text:p text:style-name="P55"/>
      <text:p text:style-name="P55"/>
      <text:p text:style-name="P59">8 August</text:p>
      <text:p text:style-name="P59"/>
      <text:p text:style-name="P59">Agnes is pregnant again! What amazing news I shall be father of a grand family! I give much thought to my aging council and decide that it is time for new blood. I plan to relieve Lugaed at my 10 year jubilee and install the young Donnchad. I feel his brother must be given a role as well but I cannot find a place for him. Perhaps I shall make my mayor Ualan Marshal until this nasty war of conquest is finished then advance the both of them.</text:p>
      <text:p text:style-name="P59"/>
      <text:p text:style-name="P60">2 November</text:p>
      <text:p text:style-name="P60"/>
      <text:p text:style-name="P60">I have arranged for Cathan to be remarried to Diarmait a cousin of the Earl of Eastmeathe. He has become fat and pretended to be my Chancellor before but keeping him loyal will help secure my position as master of Eastmeathe despite his great belly haha</text:p>
      <text:p text:style-name="P60"/>
      <text:p text:style-name="P60">15 December</text:p>
      <text:p text:style-name="P60"/>
      <text:p text:style-name="P60">A grand party my 10 year Jubilee is! I relate my plans to unite county Meathe and express my gratitude with all who have helped me to reign in peace and prosperity for 10 wonderful years. I have relieved Lugaed with highest honor and tell him his family is forever welcome in my court. Donnchad is made marshall of Cill Dara and will begin drilling with the soldiers tommorow morning. His brother <text:soft-page-break/>Muircherach seems not unpleased and confided in me he would have been a lousy marshall anyways. Donnchad is quite looking forward to spilling blood…</text:p>
      <text:p text:style-name="P60"/>
      <text:p text:style-name="P60">25 December</text:p>
      <text:p text:style-name="P60"/>
      <text:p text:style-name="P60">Last night, Christmas Eve the Bishop Dinertach passed away in his sleep. He was unhappy with me in the beginning but as I allowed him to live for the most part unhasseled he grew fond of me and raised a cheer at my 10 year jubilee, likely his last drink. My personal chaplain Gormacan has been made bishop of Cill Dara.</text:p>
      <text:p text:style-name="P60"/>
      <text:p text:style-name="P14">1084</text:p>
      <text:p text:style-name="P60"/>
      <text:p text:style-name="P61"/>
      <text:p text:style-name="P61">8 March</text:p>
      <text:p text:style-name="P61"/>
      <text:p text:style-name="P61"/>
      <text:p text:style-name="P61">My <text:span text:style-name="T22">first </text:span>daughter, Lana, was born on the 6<text:span text:style-name="T14">th</text:span> birthday of my son Cuan. What a glorious coincedance. She is beautiful and perfect.</text:p>
      <text:p text:style-name="P61"/>
      <text:p text:style-name="P61">25 March</text:p>
      <text:p text:style-name="P61"/>
      <text:p text:style-name="P61">Donnchad has married his french Duchess ahh what a happy day. She brings with her several books on roman war tactics which he finds only slightly less appealing than her big butt. I am happy for them may they live a happy peaceful life and bring many strong sons and daughters to my realm!</text:p>
      <text:p text:style-name="P61"/>
      <text:p text:style-name="P61">21 May</text:p>
      <text:p text:style-name="P61"/>
      <text:p text:style-name="P61">Muircherach has informed me he would like to be court chaplain one day. Not that he would replace Gormacan but that perhaps he can learn the ways a bit. Boy I am worried about the boy but certainly I must find some job for him and perhaps he would learn a bit more about spiritual matters by doing rather than reading. Still I can think of at least 5 people better for the job…</text:p>
      <text:p text:style-name="P61"/>
      <text:p text:style-name="P62">12 June</text:p>
      <text:p text:style-name="P62"/>
      <text:p text:style-name="P62">Our army is the grandest of all Ireland. It is spoken of even on the western shores of Great Britain and none would dare to trespass our lands. <text:s/>Donnchad is having a good time as marshall.</text:p>
      <text:p text:style-name="P62"/>
      <text:p text:style-name="P62">15 August</text:p>
      <text:p text:style-name="P62"/>
      <text:p text:style-name="P62">Muircherach’s wife Letzia the Italian heiriss has arrived and is quite unimpressed with our court. She speaks circles around Muircherach and I am worried about the influence she will have on him. Still she knows her place her and he is glad to have been married to such an attractive, though confusing to him, woman.</text:p>
      <text:p text:style-name="P62"/>
      <text:p text:style-name="P63">25 November</text:p>
      <text:p text:style-name="P63"/>
      <text:p text:style-name="P63">A most increadible news of our age! King Hardride IV of Norway has passed away. He was away at war in Scottland and the cold must have gotten to him. What an amazing life he lived. He united <text:soft-page-break/>Norway and England under his rule and spread Norwegian culture even to our Irish city of Dublin. He went further to take Normandy under his own rule and had begun with Scottland when he fell ill upon the moors and died sickly in his tent last night. The most surprising event to me is that the “Empire of the North” has been split with his oldest, Magnus, taking England while his youngest, Olav, will inherit Norway, the duchy of Cornwall, the Norman holdings AND the war for Scottland. I cannot explain why the split was done this was, the workings of the Norwegian court are a mystery to me but this certainly spells the end of a crucial period of time where Norway was without a doubt the “Empire of the North” Fare thee well great Emperor Hardride, <text:span text:style-name="T15">a true inspiration</text:span>.</text:p>
      <text:p text:style-name="P63"/>
      <text:p text:style-name="P63"/>
      <text:p text:style-name="P15">1085</text:p>
      <text:p text:style-name="P15"/>
      <text:p text:style-name="P64">February</text:p>
      <text:p text:style-name="P64"/>
      <text:p text:style-name="P64">It seems that Olav has succeeded in his war against Scottland. Norse culture is here to stay in the british isles and Ireland may be the only ones who can stop it. Or we’re next. The only hope for small countries as ourselves will be to split the Norwegian brothers Magnus and Olav. Clearly Magnus must feel himself invincible being king of all England but jelous no at his brother’s holdings of Cornwall, Normandy, and his new permanent military stronghold on the west end of Scottland. Perhaps they are truly in leauge. Perhaps Magnus is a bit slow and only “King of England” in name. I am sure they will not fight themselves but perhaps will relent to take our land as to not anger the other.</text:p>
      <text:p text:style-name="P64"/>
      <text:p text:style-name="P64">24 June</text:p>
      <text:p text:style-name="P64"/>
      <text:p text:style-name="P64">Lana has fallen quite sickly. I am worried for her and have decided to call off our arrangements that were underway searching for her marriage to another nobleman. I pray for her very much. Cuan has been learning very well and growing into a proper lad, his brother Ercaid will begin schooling soon as well. I wonder who to send him to.</text:p>
      <text:p text:style-name="P64"/>
      <text:p text:style-name="P65">8 October</text:p>
      <text:p text:style-name="P65"/>
      <text:p text:style-name="P65">Ercaid has indicated to me he wishes to be a great leader of armies. I can see success in his eyes and once again curse my father for killing my brother Murchad. A shame and now I must do the right thing.</text:p>
      <text:p text:style-name="P64"/>
      <text:p text:style-name="P65">10 October</text:p>
      <text:p text:style-name="P65"/>
      <text:p text:style-name="P65">Lugaed has asked me to come back to work! A most pleasant occasion and now I finish the reshuffle of my council: Caicher to remain chancellor, my cousin Murchad shall be made marshall in favor of steward but retain his regency, Lugaed is steward, I have moved Donnchad into spymaster I hope that he learned much with my mother (and god knows he loves to eavesdrop) and finnaly I have asked Gormacan to step down as court chaplain so that Muircherach may have a chance. He seemes useless still but im hoping the change of pace can set him right!</text:p>
      <text:p text:style-name="P65"/>
      <text:p text:style-name="P65">30 October</text:p>
      <text:p text:style-name="P65"/>
      <text:p text:style-name="P65">My first decision was that Muircherach and Donnchad must go to Italy and ensure that our family is the <text:s/>preeminant clan of Ireland so that should an Irish intervention be considered we will be informed and <text:soft-page-break/>kept on the list of potential backers. Upon his arrival Muircherach has already been accepted to an audience with his holiness the pope himself! I may have misjudged the boy after all.</text:p>
      <text:p text:style-name="P65"/>
      <text:p text:style-name="P65">28 December</text:p>
      <text:p text:style-name="P65"/>
      <text:p text:style-name="P65">Muircherach’s wife pregnant since before his departure has given birth to a little girl named Temair. Our family is grand and I am considering a more dynamic approach to our inheritacne than only my sons. I must be fair and a great leader if we are to unite Ireland.</text:p>
      <text:p text:style-name="P65"/>
      <text:p text:style-name="P16">1086</text:p>
      <text:p text:style-name="P16"/>
      <text:p text:style-name="P66">22 January</text:p>
      <text:p text:style-name="P66"/>
      <text:p text:style-name="P66">A great revolt has stricken the King of England! It seems the peasants are unhappy with the new Norwegian people and customs as we are. Perhaps we britains may all unite ourselves and drive out the immigrants. Only time will tell but from what I hear King Magnus is not long for England. Perhaps this is the end of the Norwegian days of power...Gone is the grea<text:span text:style-name="T23">t</text:span> Emperor Hardride of the North.</text:p>
      <text:p text:style-name="P66"/>
      <text:p text:style-name="P66">1 April</text:p>
      <text:p text:style-name="P66"/>
      <text:p text:style-name="P66">A marauding band of rebels, likely refugees from the English Civil War have landed on the east coast of Ireland at Dublin. Now must be the chance to strike Meathe and unite ourselves against the invaders I muster my legions and prepare for battle!</text:p>
      <text:p text:style-name="P66"/>
      <text:p text:style-name="P67">15 May</text:p>
      <text:p text:style-name="P67"/>
      <text:p text:style-name="P67">War rages in Meathe! I have hired a band of Swiss mercenaries to ensure our victory!</text:p>
      <text:p text:style-name="P67"/>
      <text:p text:style-name="P67">18 September</text:p>
      <text:p text:style-name="P67"/>
      <text:p text:style-name="P67">My mother has died. War has devestatd our lands, crops are untended as we reach nearly 5 grueling months of campaign. A brief account our armies rode to EastMeathe and destroyed the garrison there but returned to deal with the small band from Languin who besieged Cill Dara. While freeing my home city I was struck by an arrow to the ankle but IT IS NO MATTER. I went on to kill another dozen at least. Then we marched east to Dublin and began a siege for a long month. We were forced to make a hasty attack on their walls and lost many men but it has allowed us to regroup and return to Cill Dara for a moment. </text:p>
      <text:p text:style-name="P67"/>
      <text:p text:style-name="P67">3 October</text:p>
      <text:p text:style-name="P67"/>
      <text:p text:style-name="P67">We besiege the city of Meathe on the coast and raid many local people. I am ashamed of what we must do to help these people in the long run, war is a most terrible thing. Still it must be done. Gormacan has revoked Muircherach’s priesthood and brought him back from Roma. Th<text:span text:style-name="T22">ere</text:span> is little I can do now and as we prepare for winter, my ankle still gives me much trouble.</text:p>
      <text:p text:style-name="P67"/>
      <text:p text:style-name="P68">2 December</text:p>
      <text:p text:style-name="P68"/>
      <text:p text:style-name="P68"><text:soft-page-break/>After destroying the garrison of castle Foradh in Meathe we march south to destroy whatever is left of the souther<text:span text:style-name="T22">n</text:span> areas.</text:p>
      <text:p text:style-name="P68"/>
      <text:p text:style-name="P68">11 December</text:p>
      <text:p text:style-name="P68"/>
      <text:p text:style-name="P68">We join forces with Donnchad of Leix the counties to our south. He has joined us in our war and likely will be granted the county of Laigan without doubt. Is he friend or foe I do not know but today we fight together!</text:p>
      <text:p text:style-name="P68"/>
      <text:p text:style-name="P17">1087</text:p>
      <text:p text:style-name="P17"/>
      <text:p text:style-name="P17"/>
      <text:p text:style-name="P68">21 February</text:p>
      <text:p text:style-name="P68"/>
      <text:p text:style-name="P68"/>
      <text:p text:style-name="P68">War is madness on the east coast of Ireland. My hometown has not been affected since September but the rest is ruins. I started a massive slaughter of good irish people and their death’s hang heavy. I have not had a day of peace in nearly a year. My ankle is still very poor and we are forced to pursue the old earl of Eastmeathe through all of Ireland. I am weary, I am broken, I am without much money. The men long for their homes and their wives and the good meals even more than I. This war, regardless of the outcome, was a mistake.</text:p>
      <text:p text:style-name="P68"/>
      <text:p text:style-name="P69">19 June</text:p>
      <text:p text:style-name="P69"/>
      <text:p text:style-name="P69">After the victory at Dun Dealgan none openly challenge my reign anymore. Still while the troops remain we have not spoken much to the Earl of Leix. I have sent my chancellor to inspect our prospects. In addition the Swiss mercenaries I hired have left after missing two months pay. Our finances are in ruin but the addition of Meathe is worth it.</text:p>
      <text:p text:style-name="P69"/>
      <text:p text:style-name="P69">19 July</text:p>
      <text:p text:style-name="P69"/>
      <text:p text:style-name="P69">Only one month after I mentioned the matter to Lugaed he has managed to balance our budget. A few extra “war-time” taxes and enforcement measures have payed off. The war should be over by christmas!</text:p>
      <text:p text:style-name="P69"/>
      <text:p text:style-name="P69">26 September</text:p>
      <text:p text:style-name="P69"/>
      <text:p text:style-name="P69">PEACE! <text:span text:style-name="T16">I have returned to my castle at Cill Dara confident our military operation has come to a close. The disposed earl of Meathe and Dublin is no where to be found and I have created a temporary agreement that the town of Tara in Eastmeathe is unequivacly mine. I return to find my children grown and unharmed by the <text:s/>16 months of war and killing that has been destroying our countryside. Now is the time to rebuild and consolodate power within Dublin and Eastmeathe.</text:span></text:p>
      <text:p text:style-name="P69"/>
      <text:p text:style-name="P70">28 October</text:p>
      <text:p text:style-name="P70"/>
      <text:p text:style-name="P70">In light of my daughters new health and my current disposition for peace I have arranged a betroval between Lana and the prince of Gwynedd. I hope to foster peace between our people as I am now convinced they will be occupying Dublin.</text:p>
      <text:p text:style-name="P70"><text:soft-page-break/></text:p>
      <text:p text:style-name="P70">10 November</text:p>
      <text:p text:style-name="P70"/>
      <text:p text:style-name="P70">Despite his failure as court chaplain I am glad I let Muircherach give it a try. I have made him master of the horse and pray he does better than his father haha</text:p>
      <text:p text:style-name="P70"/>
      <text:p text:style-name="P18">1088</text:p>
      <text:p text:style-name="P70"/>
      <text:p text:style-name="P71">2 May</text:p>
      <text:p text:style-name="P71"/>
      <text:p text:style-name="P71">Donnchad has just welcomed his first child, a daughter Dunlaith into Ireland. He has been working hard as spymaster and even getting back into shape. He may suspect another war haha. I certainly hope not. It is as I guessed Leix has taken the south, Gwynedd Dublin proper, and I have de factor only taken Meathe. Still this is fine and fair the result of this division will be my son’s problem. He is growing strong and temperate, will make a fine ruler. His brother Ercaid may be the more rutheless and I see in his eyes the king of Ireland. It is a strange choice I must make and I can see why my father took the easy way out. To only have one is much simpler for two must be either equal or one must be the master. Equality would split the realm and domination is a heartbreak…</text:p>
      <text:p text:style-name="P71"/>
      <text:p text:style-name="P72">5 July</text:p>
      <text:p text:style-name="P72"/>
      <text:p text:style-name="P72">My father in-law the Duke of Barcelona has passed on. My wife is upset and angry that her brother is a Duke, her sister the Queen of France and she my wife. I know she will calm down, I wish only that I could have lashed out like her when my father died…</text:p>
      <text:p text:style-name="P72"/>
      <text:p text:style-name="P72">15 August</text:p>
      <text:p text:style-name="P72"/>
      <text:p text:style-name="P72">William the Conquer has reappeared!!!! He must have been broken out of a Norwegian Prison somewhere the great one still lives!! We had abandoned his hope with Hardrides amazing victory after the Normans has settled into complacency. William’s name itself inspires fear and awe, I have no doubt the people of England will soon shake off Magnus and he will be forced to retread and live with his younger brother back in Norway where they belong!</text:p>
      <text:p text:style-name="P72"/>
      <text:p text:style-name="P18">1089</text:p>
      <text:p text:style-name="P18"/>
      <text:p text:style-name="P73">7 January</text:p>
      <text:p text:style-name="P73"/>
      <text:p text:style-name="P73">Agnes is pregnant again. You’d think by the fourth child I wouldnt be so suspicious but something is eating away at me….we dont have sex very much these days. Since the war my mind has been troubled, nothing serious but I find it much more difficult to bust a nut ya know…</text:p>
      <text:p text:style-name="P73"/>
      <text:p text:style-name="P73">27 May</text:p>
      <text:p text:style-name="P73"/>
      <text:p text:style-name="P73">I have secured a political alignment with Barcelona, a French vassal of the king, and the petty kingdom of Gwynedd! I am in the process of legitamizing my son as <text:span text:style-name="T23">King of Mide-Ireland</text:span>, a title which will reinforce our power on the island as THE preeminent leading power for unification.</text:p>
      <text:p text:style-name="P73"/>
      <text:p text:style-name="P74">25 July</text:p>
      <text:p text:style-name="P74"><text:soft-page-break/></text:p>
      <text:p text:style-name="P74">Muslim terrorists have reached the west coast of Asia Minor! Threats to Christdom are less than 100 miles from the grand temples of Constantinople. The pope has suggested all christians band together to destroy the Muslim Infidels…</text:p>
      <text:p text:style-name="P74"/>
      <text:p text:style-name="P74">8 August</text:p>
      <text:p text:style-name="P74"/>
      <text:p text:style-name="P74">My daughter has been born. I will name her Grainne in honor of my mother.</text:p>
      <text:p text:style-name="P74"/>
      <text:p text:style-name="P74">18 September</text:p>
      <text:p text:style-name="P74"/>
      <text:p text:style-name="P74">A writer asked to write my chronicles. I said no thank you I keep my own. Now the common people say “well what a lad, does his own chronicles you know” and they love me even more. Donnchad and the gang would have preffered to have a written book about them however lol</text:p>
      <text:p text:style-name="P74"/>
      <text:p text:style-name="P75">16 October</text:p>
      <text:p text:style-name="P75"/>
      <text:p text:style-name="P75">After 8 years I have begun drinking again. My achievement in life is completed I feel and now I must devote all of my attention to raising my wonderful children and teach them tolerance and ally themselves together.</text:p>
      <text:p text:style-name="P75"/>
      <text:p text:style-name="P75">15 December</text:p>
      <text:p text:style-name="P75"/>
      <text:p text:style-name="P75">My 16 year jubilee. All are merry the feast is sweet and in front of my entire family, my vassals, and within earshot of the people I speak:</text:p>
      <text:p text:style-name="P75"><text:tab/>“Merry is this occasion fine servants, mayors, and heirs. And many is the gallons of wine we have consumed, many by my own gullet haha. In light of our prosperity and joining and alliences of this great occasion I must make an announcement. As of today I declare my lands the capital of Ireland and create the Kingdom of the Middle of Ireland under my direct control. You may write Kingdom of Mide for short. I remove the hood I have worn to hide my bald head and accept now this regal circlet as the Caesar once wore. This act much more than symbolic does show the glory of our court and the power of our people. I hereby decree my firstborn son Cuan the heir to this new kingdom AND the counties of Cill Dara and Eastmeathe under the rules of County Cill Dara. Ercaid shall be made Earl of the west but must remain loyal to the King of the Middle. My cousin Murchad will succeed his normal position of regent of Cill Dara and becoming effective immediately regent of the Kingdom of Mide. All may show your alligiance now to your new king and continue on with the making of merry. May god bless us and keep our kingdom”</text:p>
      <text:p text:style-name="P75">Immidiatly echoed through the halls “God save the King” and so it is done.</text:p>
      <text:p text:style-name="P75"/>
      <text:p text:style-name="P19">1090</text:p>
      <text:p text:style-name="P19"/>
      <text:p text:style-name="P19"/>
      <text:p text:style-name="P111">28 January</text:p>
      <text:p text:style-name="P111"/>
      <text:p text:style-name="P111"/>
      <text:p text:style-name="P76">The pope has called for a holy crusade to take back Jerusalem. I have pledged, through Donnchad in Genoa and on behalf of his brother Muircherach my support but lack transportation or the money to <text:soft-page-break/>purchase it. I am sure his holiness would understand. I have permitted Lugaed to participate in the training exercises again.</text:p>
      <text:p text:style-name="P76"/>
      <text:p text:style-name="P76">1 February</text:p>
      <text:p text:style-name="P76"/>
      <text:p text:style-name="P76">Lugaed is hella stoked and thinks the crusade’s gonna be lit...I guess its happening</text:p>
      <text:p text:style-name="P76"/>
      <text:p text:style-name="P77">8 June </text:p>
      <text:p text:style-name="P77"/>
      <text:p text:style-name="P77">My wife, Agnes is pregnant with my 5<text:span text:style-name="T14">th</text:span> child by her. I will have a grand family to be sure and not enough realms to go around. I have been considering declaring an elective succesion law, tannistry. This is a nice middle ground between a free for all gavelkind succesion while not being as extreme as my father locking up and murdering my competetors. Unlike my father I love all of my children and wish for them to be eachothers greatest strength rather than their fiercest foe.</text:p>
      <text:p text:style-name="P77"/>
      <text:p text:style-name="P78">10 October</text:p>
      <text:p text:style-name="P78"/>
      <text:p text:style-name="P78">Agnes has been seeming gloomy of late. Cuan suggested I buy her some jewelry but I spent a nice day with her and at the end we made love. I love my wife and I am blessed beyond belief.</text:p>
      <text:p text:style-name="P78"/>
      <text:p text:style-name="P78"/>
      <text:p text:style-name="P78">22 October</text:p>
      <text:p text:style-name="P78"/>
      <text:p text:style-name="P78">Dommnall the traitor has married a young sister of the county bishop of Briefe to the north of Westmeathe. I have re-doubled our efforts to have him killed and spoken to the aging Mayor of Carmarthin the city in which he hides. The mayor has promised that he will help if he can.</text:p>
      <text:p text:style-name="P78"/>
      <text:p text:style-name="P78">20 <text:s/>November</text:p>
      <text:p text:style-name="P78"/>
      <text:p text:style-name="P78">I am becoming nervous about what is expected of me in this crusade. I need to keep god happy! I must try to be a better Christian! Also Muircherach’s wife expressed to me quite plainly that he does not sleep with her and she considers him chaste or gay.</text:p>
      <text:p text:style-name="P78"/>
      <text:p text:style-name="P20">1091</text:p>
      <text:p text:style-name="P20"/>
      <text:p text:style-name="P78">8 January</text:p>
      <text:p text:style-name="P78"/>
      <text:p text:style-name="P78">My third daughter Muir<text:span text:style-name="T20">gel has been born. I sensed a bad omen at her birth but she is healthy and with us!</text:span></text:p>
      <text:p text:style-name="P78"/>
      <text:p text:style-name="P79">18 February</text:p>
      <text:p text:style-name="P79"/>
      <text:p text:style-name="P79">My plot to kill the defector Dommnall has been revealed to his court and <text:span text:style-name="T23">ours</text:span>. I am ashamed but the world understands he must be brought to justice and perhaps this will quicken things up a bit. <text:span text:style-name="T23">Muircherach and Donnchad are especially upset that their father lives only to be hunted by me...</text:span></text:p>
      <text:p text:style-name="P79"/>
      <text:p text:style-name="P79">5 March</text:p>
      <text:p text:style-name="P79"/>
      <text:p text:style-name="P79"><text:soft-page-break/>My God! King Magnus was beheaded by the northern revolt! King Olav has Du Jure rule over the kingdom of England but after 5 years of war I expect the Norwegians will be surrendering that claim very soon…</text:p>
      <text:p text:style-name="P79"/>
      <text:p text:style-name="P79">16 March</text:p>
      <text:p text:style-name="P79"/>
      <text:p text:style-name="P79">I have decided to break the betroval between Lana and the prince of Gwynedd. I have decided that the unification of Ireland must be done with and by irishmen and that their expulsion from the island must be accomplished immidiatly. They act like Norwegians in their court and I must go with the tide that swings the times away from Norway. King Hardride was without a doubt the most powerful figure of our time (with exception perhaps to <text:span text:style-name="T23">William the conqueror or</text:span> the pope depending on the outcome of our crusade) but without him his empire begins to crumble…</text:p>
      <text:p text:style-name="P79"/>
      <text:p text:style-name="P80">13 April</text:p>
      <text:p text:style-name="P80"/>
      <text:p text:style-name="P80">News reached me today that Dommnal was killed. Pushed off of a bridge, others say he trippd. I am certain the mayor had something to do with it. I do believe I will pay a visit to <text:span text:style-name="T23">the other traitor, </text:span>Donnchad, and give him the news.</text:p>
      <text:p text:style-name="P80"/>
      <text:p text:style-name="P80">15 April</text:p>
      <text:p text:style-name="P80"/>
      <text:p text:style-name="P80">Donnchad sat in the corner and did not look back at me. I told him I will not consider his crime payed until 50 years had gone by, another 31 and a half. He is a miserable wreck and a stench you wouldnt believe. Gone are any sense of hope, any sense of purpose or strength. Im sure he would have killed himself by now had he figured out how. The guards tell me he goes hungry sometimes for weeks on end but still, eventually, he eats, he drinks and he survives.</text:p>
      <text:p text:style-name="P80">The brothers Muircherach and Donnchad have decided they are mad at me for killing their father who tried to destroy our court. I do hope they wont follow down his path. I reminded them I payed their uncle Donnchad a visit today and Donnchad the younger cried that its better for him in prison than dead. I suppose he is right and I should have let sleeping dogs lie. Nearly 20 years had gone past, Dommnall was for all intents and purposes living a new life. Still he had sinned terribly and as King I had to avenge my father’s murder. God himself will judge me right or wrong.</text:p>
      <text:p text:style-name="P80"/>
      <text:p text:style-name="P80">26 April</text:p>
      <text:p text:style-name="P80"/>
      <text:p text:style-name="P80">My daughter Lana will instead marry a Prince of Galicia. </text:p>
      <text:p text:style-name="P80"/>
      <text:p text:style-name="P81">17 October</text:p>
      <text:p text:style-name="P81"/>
      <text:p text:style-name="P81">The crusade begins and many soldiers leave Ireland. I have no boats and connot join them. Now would be a wonderful time to take back Dublin but during a crusade would have all Christdom pissed at me…</text:p>
      <text:p text:style-name="P81"/>
      <text:p text:style-name="P82">9 <text:span text:style-name="T21">November</text:span></text:p>
      <text:p text:style-name="P82"/>
      <text:p text:style-name="P82">I have arranged a marriage between Lugaed’s daughter “M” and Chaicher my longtime chacellor.</text:p>
      <text:p text:style-name="P82"/>
      <text:p text:style-name="P83">22 November</text:p>
      <text:p text:style-name="P83"/>
      <text:p text:style-name="P83"><text:soft-page-break/>After a year of fighting Jerusalem has been taken and given to the holy couple. May they protect Christ for all of us. Shall we attack now??</text:p>
      <text:p text:style-name="P83"/>
      <text:p text:style-name="P83">28 November</text:p>
      <text:p text:style-name="P83"/>
      <text:p text:style-name="P83">I have declared myself King of Du<text:span text:style-name="T23">lyn</text:span> and mobilized my soldiers. We move at once on the city to secure it and then on to raze Gwynedd!</text:p>
      <text:p text:style-name="P83"/>
      <text:p text:style-name="P83">17 December</text:p>
      <text:p text:style-name="P83"/>
      <text:p text:style-name="P83">I have captured the mayor and laid siege to the city <text:span text:style-name="T23">of Dulyn</text:span>!</text:p>
      <text:p text:style-name="P83"/>
      <text:p text:style-name="P21">1093</text:p>
      <text:p text:style-name="P21"/>
      <text:p text:style-name="P83">7 January</text:p>
      <text:p text:style-name="P83"/>
      <text:p text:style-name="P83">While the siege continues we are in good spirits. I am told a Jihad has begun for the retaking of Jerusalem. I hope one day to help our brothers in the holy land but today I am busy saving Ireland from our own invasion.</text:p>
      <text:p text:style-name="P83"/>
      <text:p text:style-name="P84">24 January</text:p>
      <text:p text:style-name="P84"/>
      <text:p text:style-name="P84">After a hasty and risky assault we move to secure our southurn flank. A large army some 800 strong crossed into Ireland last week and we cannot let them attack Cill Dara!</text:p>
      <text:p text:style-name="P84"/>
      <text:p text:style-name="P84">16 Febuary</text:p>
      <text:p text:style-name="P84"/>
      <text:p text:style-name="P84">My cousin the faithful and always loyal Murchad has fallen in battle in his home county of Cill Dara. Curse my flamboyant war! We did not need to surprise attack Dublin like this it was a mistake! A new regent must be selected and quickly!</text:p>
      <text:p text:style-name="P84"/>
      <text:p text:style-name="P84">20 February</text:p>
      <text:p text:style-name="P84"/>
      <text:p text:style-name="P84">My bishop Ernan shall be regent. Honorary titles given to Muirchertach and Donnchad. A promising young soldier has become our temporary marshall.</text:p>
      <text:p text:style-name="P84"/>
      <text:p text:style-name="P84">13 March</text:p>
      <text:p text:style-name="P84"/>
      <text:p text:style-name="P84">Having driven the enemy from inland Cill Dara we move back to Dublin to secure our position before moving east</text:p>
      <text:p text:style-name="P84"/>
      <text:p text:style-name="P84">8 April</text:p>
      <text:p text:style-name="P84"/>
      <text:p text:style-name="P84">Having destroyed the resistance in Dublin we move south and the will cross to Great Britain if need be</text:p>
      <text:p text:style-name="P84"/>
      <text:p text:style-name="P84">2 May</text:p>
      <text:p text:style-name="P84"/>
      <text:p text:style-name="P84"><text:soft-page-break/>In ten days we cross with my first wave of men into Great Britain to force Gwynedd into submission and off of our isle.</text:p>
      <text:p text:style-name="P84"/>
      <text:p text:style-name="P85">23 May</text:p>
      <text:p text:style-name="P85"/>
      <text:p text:style-name="P85">My first time in Great Britain. The people fear our army but we are not here to pilliage. We continue on to Gwynedd</text:p>
      <text:p text:style-name="P85"/>
      <text:p text:style-name="P85">13 June</text:p>
      <text:p text:style-name="P85"/>
      <text:p text:style-name="P85">In order to hasten the war’s completion I have hired a band of Irish mercenaries to joing me in Great Britain in defeating Gwynedd</text:p>
      <text:p text:style-name="P85"/>
      <text:p text:style-name="P85">8 July</text:p>
      <text:p text:style-name="P85"/>
      <text:p text:style-name="P85">My wife agnes is pregnant….I have not been home for 4 months.</text:p>
      <text:p text:style-name="P85"/>
      <text:p text:style-name="P85">23 August</text:p>
      <text:p text:style-name="P85"/>
      <text:p text:style-name="P85">The irish men I hired are still on the island dealing with invaders and muraders from the north. Luckily the siege on Britain is holding fine and my men are prepared to fight thru the winter if thats what it takes!</text:p>
      <text:p text:style-name="P85"/>
      <text:p text:style-name="P85">24 September</text:p>
      <text:p text:style-name="P85"/>
      <text:p text:style-name="P85">Most historical news! King William the Conquror has done the unthinkable! Conquered England TWICE. He occupies most of the souther end of the island now du jure (leaving Winchester Cornwall and north of Oxford) while allowing King Olav to remain in power. I am impressed William is 66. The only force holding him back I suppose was the “Emperor of the North” Hardride</text:p>
      <text:p text:style-name="P85"/>
      <text:p text:style-name="P86">5 December</text:p>
      <text:p text:style-name="P86"/>
      <text:p text:style-name="P86">Irish victories on the great British isle feel immense. We move now to the island stronghold of Gwynedd as I believe their eastern borders have been ravaged by the Norwegians by now.</text:p>
      <text:p text:style-name="P86"/>
      <text:p text:style-name="P89">15 December</text:p>
      <text:p text:style-name="P89"/>
      <text:p text:style-name="P89">My 20<text:span text:style-name="T14">th</text:span> jubliee celebration is made in the camps surrounding the Gwynedd castle. <text:span text:style-name="T24">Away from home, I pray for a swift victory.</text:span></text:p>
      <text:p text:style-name="P86"/>
      <text:p text:style-name="P22">1094</text:p>
      <text:p text:style-name="P22"/>
      <text:p text:style-name="P22"/>
      <text:p text:style-name="P86">8 February</text:p>
      <text:p text:style-name="P86"/>
      <text:p text:style-name="P86"/>
      <text:p text:style-name="P86">A daughter, Caintigern was born to my wife. I do not believe she is mine but why tell anyone else. Shes just a daughter. I will secure my place among the eurpean royals with her as a marriage.</text:p>
      <text:p text:style-name="P86"><text:soft-page-break/></text:p>
      <text:p text:style-name="P86">8 March</text:p>
      <text:p text:style-name="P86"/>
      <text:p text:style-name="P86">My heir Cuan’s 16<text:span text:style-name="T14">th</text:span> birthday. My boy is a man though I cannot celebrate with him. I am ashamed that I am away at war instead of setting him up in his own town in upper Westmeathe… Is this what my ambition has lead me?</text:p>
      <text:p text:style-name="P86"/>
      <text:p text:style-name="P87">1 April</text:p>
      <text:p text:style-name="P87"/>
      <text:p text:style-name="P87">Cuan has married the niece of the King of Denmark.</text:p>
      <text:p text:style-name="P87"/>
      <text:p text:style-name="P87">7 July</text:p>
      <text:p text:style-name="P87"/>
      <text:p text:style-name="P87">A disasterous assault on the city has almost defeated me. This war is going on much longer than I should like…</text:p>
      <text:p text:style-name="P87"/>
      <text:p text:style-name="P87">28 July</text:p>
      <text:p text:style-name="P87"/>
      <text:p text:style-name="P87">The enemy tried to sally forth thinking us to be heavily wounded after our failed assault but they were beaten back. We killed nearly 200 for their 4!</text:p>
      <text:p text:style-name="P87"/>
      <text:p text:style-name="P87">11 September</text:p>
      <text:p text:style-name="P87"/>
      <text:p text:style-name="P87"><text:s/>Lugaed has died a natural death.</text:p>
      <text:p text:style-name="P87"/>
      <text:p text:style-name="P87">12 September</text:p>
      <text:p text:style-name="P87"/>
      <text:p text:style-name="P87">My son Cuan will take his place as Steward and Cupbearer. This is my wish and command.</text:p>
      <text:p text:style-name="P87"/>
      <text:p text:style-name="P88">17 September</text:p>
      <text:p text:style-name="P88"/>
      <text:p text:style-name="P88">The Jihadis have taken Jerusalem…</text:p>
      <text:p text:style-name="P88"/>
      <text:p text:style-name="P88">4 November</text:p>
      <text:p text:style-name="P88"/>
      <text:p text:style-name="P88">The siege has prevailed at long last <text:span text:style-name="T23">(nearly a year)</text:span> over Rhuddlam at Perfeddwlad. I have heard there are British soldiers marauding Ireland and we move back now to the Island after a year and a half <text:span text:style-name="T24">(2 years of war 1.5 on Great Britain, 1 entire laying siege to their castle)</text:span> in hopes of ending the war.</text:p>
      <text:p text:style-name="P88"/>
      <text:p text:style-name="P23">1095</text:p>
      <text:p text:style-name="P23"/>
      <text:p text:style-name="P88">7 February</text:p>
      <text:p text:style-name="P88"/>
      <text:p text:style-name="P88">We pursue them back to the Isle of Great Britain. After 2 years and 2 brutal winters I do hope we can return to peace soon…</text:p>
      <text:p text:style-name="P88"/>
      <text:p text:style-name="P90">2 April</text:p>
      <text:p text:style-name="P90"/>
      <text:p text:style-name="P90"><text:soft-page-break/>The coutness of Briefe,a dwarf!, being a 4 year old girl, is not a legitimate holder of that title. The people and I myself am ready to usurp it. I do believe Ireland will be united sooner rather than later… I find myself more adept at command than I once was tho Ernan has become quite….odd. Speaking in tongues often. I have set him on the north watch…</text:p>
      <text:p text:style-name="P90"/>
      <text:p text:style-name="P90">9 May</text:p>
      <text:p text:style-name="P90"/>
      <text:p text:style-name="P90">I am reighning and disarming pirates in Dulyn, a lovely city. I have sent the Irish band to pilliagew Gwynedd as they see fit.</text:p>
      <text:p text:style-name="P90"/>
      <text:p text:style-name="P91">10 July </text:p>
      <text:p text:style-name="P91"/>
      <text:p text:style-name="P91">Finnaly after over three years! The gwynedd king has come to his senses and surrended his claim to our native Irish land. Donnchad son of Dommnal will become the new mayor of Dublin removing the Norwegian puppet.</text:p>
      <text:p text:style-name="P91"/>
      <text:p text:style-name="P91">14 July</text:p>
      <text:p text:style-name="P91"/>
      <text:p text:style-name="P91">Finnaly getting back to my happy home I wish Donnchad good luck and to contact me if he ever needs anything. I hope he will be happy as mayor of such a grand and strange town. I met my son’s wife and felt...sad. Agnes my wife is beautiful and we get along se well and she LOVES TO FUCK! Its great! <text:span text:style-name="T25">My son’s wife, Cecilia of Denmark, well she leaves a little bit to be disired. Still my son has all his hair and I have bestowed upon his the title Earl of Cill Dara, his inheritance. Of course one day someone will need to take my place as King of Midddle Ireland and he is the obvious succesor…</text:span></text:p>
      <text:p text:style-name="P91"/>
      <text:p text:style-name="P92">20 July</text:p>
      <text:p text:style-name="P92"/>
      <text:p text:style-name="P92">I have installed Muirchertach as Bishop of Dublin County and his brother as Mayor of the town. Perhaps if one of them excells I shall grant them the title Earl of Dublin. But perhaps I must keep to my own childre. The problem of inheritance weighs on me deeply. Of course I will stick to the law of my father and his father (though I wont be KILLING anyone of my sons...dad) so the counties of Cill Dara and Westmeathe are chosen already. (I will grant Ercid Westmeathe at his 17<text:span text:style-name="T14">th</text:span> birthday) the title of King of Middle Ireland is much more powerful and never given before me. I may pass it to whomever I wish in whatever fashion I should like and my people love and fear me enough to listen.</text:p>
      <text:p text:style-name="P92"/>
      <text:p text:style-name="P93">14 December</text:p>
      <text:p text:style-name="P93"/>
      <text:p text:style-name="P93">Cuan has become stressed out. I am worried he wont be able to handle running the kingdom. But then he is only a boy…</text:p>
      <text:p text:style-name="P93"/>
      <text:p text:style-name="P24">1096</text:p>
      <text:p text:style-name="P24"/>
      <text:p text:style-name="P24"/>
      <text:p text:style-name="P94">21 June</text:p>
      <text:p text:style-name="P94"/>
      <text:p text:style-name="P94"/>
      <text:p text:style-name="P94">I have been more worried about my family lately and my legacy. Our people are strong and happy to have Ireland for the Irish. Dublin will need some time to calm down but will not be causing any <text:soft-page-break/>trouble. The folk there have already taken kindly to Donnchad the son of my cousin. One thing I have done to sew up the loose ends of our family tree is to wed my youngest daugher Caintigern to Donnchad’s son, Colman. I hope that this symbolic joining of our branches will fuse our family together once and for all! They are both 2 and I hope desperately to attend the wedding.</text:p>
      <text:p text:style-name="P94"/>
      <text:p text:style-name="P94"/>
      <text:p text:style-name="P94">19 September</text:p>
      <text:p text:style-name="P94"/>
      <text:p text:style-name="P94">I think my son Ercaid may deserve Eastemeathe… Or all of Meathe… I have to decide and so soon. He is 16 next month so his landing day would be in about a year…</text:p>
      <text:p text:style-name="P94"/>
      <text:p text:style-name="P94"/>
      <text:p text:style-name="P95">8 October</text:p>
      <text:p text:style-name="P95"/>
      <text:p text:style-name="P95">Ercaid’s 16<text:span text:style-name="T14">th</text:span> birthday party. He still has all of his long blonde hair. His brother Cuan is forcing himself to pretend to be happy. Cuan takes his job seriously as I do but he lets it ruin his fun.</text:p>
      <text:p text:style-name="P95"/>
      <text:p text:style-name="P95">21 October</text:p>
      <text:p text:style-name="P95"/>
      <text:p text:style-name="P95">Cuan has welcomed his first child, my grandson Mael. I am flattered but believe Cuan named him this to take my attention from the star-studded landing of his brother.</text:p>
      <text:p text:style-name="P95"/>
      <text:p text:style-name="P95"/>
      <text:p text:style-name="P95">24 October</text:p>
      <text:p text:style-name="P95"/>
      <text:p text:style-name="P95">My son’s manhood party was extravagent. Ercaid is determined to lead our armies to victory across Ireland and asked me to send him at once to train in EastMeathe with the men of the city Tara. And my god his wife is beautiful, a <text:span text:style-name="T26">scottish</text:span> <text:span text:style-name="T26">princess</text:span> with amazing frekles, they get along quite well. While his brother, my heir apparent Cuan was there clearly checking out the french maid’s amazing ass! I am worried that Ercaid is simply a more natural leader and he may indeed inspire all Ireland to join his cause. Cuan is more like me, level headed and effective. He is less exciting but still a safer choice but only for beurocratic matters. Ercaid is so much more, inspiring. He is taller, blonde tho they do both have all their hair, and people tend to gravitate so much more naturally to Ercaid. My father would have wasted them both, and I am reminded of my own murdered brother’s youth, strength and hair…</text:p>
      <text:p text:style-name="P95"/>
      <text:p text:style-name="P95"/>
      <text:p text:style-name="P95">13 November</text:p>
      <text:p text:style-name="P95"/>
      <text:p text:style-name="P95">The greatest steward of my time! Cuan has completed a full balance sheet of our kingdom which has indicated some bad news: our full economic output will not return to pre-war production until at least 10 years from now. <text:s/><text:span text:style-name="T26">He must have been up for weeks working on it! </text:span>I fear the king of Leix will attempt an invasion but this could be paranoia. I know that Breifie and the people to the north look to me for guidance but I have learned that any war, even a rightous one, is long bloody and destructive. At this point in my government I am not interested in war.</text:p>
      <text:p text:style-name="P95"/>
      <text:p text:style-name="P96">14 November</text:p>
      <text:p text:style-name="P96"/>
      <text:p text:style-name="P96">My God. Cuan is dead.I have declared a month of mourning. The world is spinning and I cant make sense of it. My doctors had told me he was stressed and I noticed it myself last month at Ercaid’s <text:soft-page-break/>birthday party but My God my son dead at 18. I feel so guilty knowing that I thought poorly of him, everyone preffered his brother. And now Ercaid is my only surviving son and heir. He is strong, he will be a good king.</text:p>
      <text:p text:style-name="P96"/>
      <text:p text:style-name="P96">1 December</text:p>
      <text:p text:style-name="P96"/>
      <text:p text:style-name="P96">Ercaid will raise Mael, his nephew, my grandson, and Earl of Cill Dara as he was his own. I have his word. The mayor of Tara has agreed to collect the tax and I have appointed the infant Mael Earl of Cill Dara as my symbolic cupbearer. It is as God intends, Ercaid will rule Ireland.</text:p>
      <text:p text:style-name="P96"/>
      <text:p text:style-name="P25">1097</text:p>
      <text:p text:style-name="P25"/>
      <text:p text:style-name="P97">16 May</text:p>
      <text:p text:style-name="P97"/>
      <text:p text:style-name="P97">I am on vacation with Donnchad in Dublin. We are testing out a new hunting falcon, very fun! Cuan’s death still hangs heavily on me but I need to remind myself that it is as God intended…</text:p>
      <text:p text:style-name="P97"/>
      <text:p text:style-name="P98">30 August</text:p>
      <text:p text:style-name="P98"/>
      <text:p text:style-name="P98"><text:s/>I had such a wonderful time with Donnchad I have decided to move my court to Dublin. It helps especially to be away from Cill Dara where ghosts of my father, and now my son still haunt me. It is much finer by the waterside. Ercaid’s 17<text:span text:style-name="T14">th</text:span> is coming up and I plan to give him both West and East Meathe. Perhaps I shouldnt give him anything until he asks? I dont want him to die of stress as well!</text:p>
      <text:p text:style-name="P98"/>
      <text:p text:style-name="P26">1098</text:p>
      <text:p text:style-name="P26"/>
      <text:p text:style-name="P98">13 March</text:p>
      <text:p text:style-name="P98"/>
      <text:p text:style-name="P98">I sent for a young boy of Meathe to go join the Nights Templar. He has disapeared without a trace… Good for me but...strange.</text:p>
      <text:p text:style-name="P98"/>
      <text:p text:style-name="P99">15 May</text:p>
      <text:p text:style-name="P99"/>
      <text:p text:style-name="P99">A stench of Slow fever (typhoid) has swept up through the british Isles and now plauges the lower kingdom of Leix. I pray we stay helthy.</text:p>
      <text:p text:style-name="P99"/>
      <text:p text:style-name="P99">16 June</text:p>
      <text:p text:style-name="P99"/>
      <text:p text:style-name="P99">Some wandering nights on a pilgramage arrived at the northern border of our kingdom. Some of them were on the crusade! I set out at once and send a grand feast ahead of me! I am delighted to make the aquiantance of such brave men!</text:p>
      <text:p text:style-name="P99"/>
      <text:p text:style-name="P99"/>
      <text:p text:style-name="P99">29 June</text:p>
      <text:p text:style-name="P99"/>
      <text:p text:style-name="P99">One of the knights was injured in a frindly joust. I have allowed him full use of my catsle in Meathe until his is ready to depart!</text:p>
      <text:p text:style-name="P99"/>
      <text:p text:style-name="P99"><text:soft-page-break/>11 July</text:p>
      <text:p text:style-name="P99"/>
      <text:p text:style-name="P99">Typhoid fever has taken all of Laigan’s kingdom and spreads south. </text:p>
      <text:p text:style-name="P99"/>
      <text:p text:style-name="P100">23 July</text:p>
      <text:p text:style-name="P100"/>
      <text:p text:style-name="P100">Ernan and myself hardly talk anymore and I feel like we have very little in common. I have sent for him to come see me in Dublin to see if we still can make marry like at my coronation party so long long ago in castle Cill Dara. Nearly 25 years ago…</text:p>
      <text:p text:style-name="P100"/>
      <text:p text:style-name="P100">1 August</text:p>
      <text:p text:style-name="P100"/>
      <text:p text:style-name="P100">Ernan says we are still fiends and will remain until we meet our maker. He believes we have simply gronw up and can no longer talk about Agnes’ ass while drinking wine. Hes an old bishop now and not half as perverted as he once was. And Agnes’ ass has not sagged this far down in...never. Still we make love often and I love her more today than I did 20 years ago.</text:p>
      <text:p text:style-name="P100"/>
      <text:p text:style-name="P101">7 <text:s/>August</text:p>
      <text:p text:style-name="P101"/>
      <text:p text:style-name="P101">Ercaid will be given my entire kingdom save the Earlship of Cill Dara. We both agree that is to remain Cuan’s son’s Mael. If he so desires I will grant him any county early. For now he is happiest mustering our forces and studying new and ingenious ways to kill our foes. I fear for my countymen. I know that once I am gone Ercaid’s ego will swell and he will do whatever it takes to fulfill our destiny. May they know defeat quickly so that both sides may be spared reckless killing and wonton destruction.</text:p>
      <text:p text:style-name="P101"/>
      <text:p text:style-name="P101">15 September</text:p>
      <text:p text:style-name="P101"/>
      <text:p text:style-name="P101">The people of Dublin report Slow Fever. I will send Caicher to Roma and ask his holiness to save our people…</text:p>
      <text:p text:style-name="P101"/>
      <text:p text:style-name="P102">8 October</text:p>
      <text:p text:style-name="P102"/>
      <text:p text:style-name="P102">Ercaid’s 18<text:span text:style-name="T14">th</text:span> birthday. <text:s/>He leads a congregation of Dubliners in to declare my rule just and wise. “Three cheers for King Mael the Wise!” I fear they will bring in the Fever with them…</text:p>
      <text:p text:style-name="P102"/>
      <text:p text:style-name="P102">7 December</text:p>
      <text:p text:style-name="P102"/>
      <text:p text:style-name="P102">As I prepare for my 25 annual Jubilee Cathan, banished by my father, wife of our old commander who was so stupidly lost by my father’s incompetence in the “pointless war” has contracted slow fever. I cannot bring myself to imprison or banish her. I will pray to God the rest of us stay safe…</text:p>
      <text:p text:style-name="P102"/>
      <text:p text:style-name="P105">25 December</text:p>
      <text:p text:style-name="P105"/>
      <text:p text:style-name="P105">William the conquror has passed on. Another legend will slowly fade away. Robert his son is now king of Lower England. He has many supporters among the Norman vassals and I still predict Norwegian influence to diminish as peple as ours have done will assert their independence.</text:p>
      <text:p text:style-name="P102"/>
      <text:p text:style-name="P27">1099</text:p>
      <text:p text:style-name="P27"><text:soft-page-break/></text:p>
      <text:p text:style-name="P103">8 February</text:p>
      <text:p text:style-name="P103"/>
      <text:p text:style-name="P103">My oldest daughter, Lana, betroved to the prince of Gallica has contracted Slow Fever</text:p>
      <text:p text:style-name="P103"/>
      <text:p text:style-name="P103">16 February</text:p>
      <text:p text:style-name="P103">Perhaps this is the end…...I am sick, weak and 56. Please God spare me a little longer. I wish to see my daughters marry. Please.</text:p>
      <text:p text:style-name="P103"/>
      <text:p text:style-name="P103">21 February</text:p>
      <text:p text:style-name="P103"/>
      <text:p text:style-name="P103">Should these be my final days I must ensure I am remebered justly. I am sure my son will soon raze all of Ireland in his conquest. I will build great buildings to remind ourselves of our better, peaceful life. I think ill go back and read some of Ovid’s poetry today. Maybe Agnes will……..</text:p>
      <text:p text:style-name="P103"/>
      <text:p text:style-name="P103">5 April</text:p>
      <text:p text:style-name="P103"/>
      <text:p text:style-name="P103">I am incabable of rule. I would abdicate but I dont want to rist my son catching Typhoid. I stay in bed. Agnes reads me ovid in her perfect Latin. If I die, I will die with my eyes on my love and I will be happy...Typhoid rages over my kingdom and much of Ireland </text:p>
      <text:p text:style-name="P103"/>
      <text:p text:style-name="P103">14 April</text:p>
      <text:p text:style-name="P103"/>
      <text:p text:style-name="P103">Muircherach my bishop has contracted Typhoid Fever.</text:p>
      <text:p text:style-name="P103"/>
      <text:p text:style-name="P104">12 May</text:p>
      <text:p text:style-name="P104"/>
      <text:p text:style-name="P104">I just now realized all Ercaid has know is the sword and way of war. He was born to a king created by war. Every story he has heard praising his father has been because of my conquests. He sees it as his mission in life. I dont think my son has ever read Ovid let alone anything in Latin….He sees only conquest…</text:p>
      <text:p text:style-name="P104"/>
      <text:p text:style-name="P104">20 May</text:p>
      <text:p text:style-name="P104"/>
      <text:p text:style-name="P104">My God! The curse has lifted! I feel healthy as a horse (and hungry as one as well) I do believe God has granted me the strength to endure the Slow Fever and in just a few weeks I will return to my normal duties as King. I feel once this plauge has passed I shall go and visit my son…</text:p>
      <text:p text:style-name="P104"/>
      <text:p text:style-name="P105">16 June</text:p>
      <text:p text:style-name="P105"/>
      <text:p text:style-name="P105">My son Ercaid is now older than Cuan was when we lost him. I have realized that Ercaid does show very much potential but that he is Proud and Cruel. Very much like his grandfather. Though I think him less ambitious than myself he see’s Ireland as his spoils for the taking. He is much less concerned with the welfare of the people than I. Still he is at least honest and an inspiring figure. Fundamentaly a complex person, little care for numbers, money, or books. <text:span text:style-name="T27">He is a military leader and will rage war across the Isle.</text:span></text:p>
      <text:p text:style-name="P105"/>
      <text:p text:style-name="P106">6 August</text:p>
      <text:p text:style-name="P106"><text:soft-page-break/></text:p>
      <text:p text:style-name="P106">My grandson’s mother, Cecille the pig-faced, has been trying to have my son murdered. She has been put in prison without delay.</text:p>
      <text:p text:style-name="P106"/>
      <text:p text:style-name="P106">16 August</text:p>
      <text:p text:style-name="P106"/>
      <text:p text:style-name="P106">I have allowed her to go back to court but she may not leave her room. I have stationed guards around her day and night. This is certainly such a troubling matter…</text:p>
      <text:p text:style-name="P106"/>
      <text:p text:style-name="P106">2 September</text:p>
      <text:p text:style-name="P106"/>
      <text:p text:style-name="P106">The Slow Fever has passed and so has the haze hanging over our heads. I will send Cecille to the dungeons without release. It is my decision. Mael must be raised by Ercaid himself…</text:p>
      <text:p text:style-name="P106"/>
      <text:p text:style-name="P106">21 September</text:p>
      <text:p text:style-name="P106"/>
      <text:p text:style-name="P106">My god! The regent of Briefe has sold out the county to more Welsh bastards! </text:p>
      <text:p text:style-name="P106"/>
      <text:p text:style-name="P107">1 October</text:p>
      <text:p text:style-name="P107"/>
      <text:p text:style-name="P107">As I prepare for another war of neccessity I look and see the oncoming doom of Christdom and all of europe… The Byzantines control only Greece, Thracia, The city, and the far northern spit of Asia Minor. The great Muslim Califate of Rum will be here soon. I am worried for my brothers in the faith. May God help them all!</text:p>
      <text:p text:style-name="P107"/>
      <text:p text:style-name="P28">1100</text:p>
      <text:p text:style-name="P28"/>
      <text:p text:style-name="P108">5 January</text:p>
      <text:p text:style-name="P108"/>
      <text:p text:style-name="P108">Ercaid musters the troops for war. He has fire in his eyes and is greedy for the battle to begin. I preach patience and we will wait to strike until our time is come.</text:p>
      <text:p text:style-name="P108"/>
      <text:p text:style-name="P108">17 January</text:p>
      <text:p text:style-name="P108"/>
      <text:p text:style-name="P108">The old bishop has succesfully sued for his re-installation as the bishop of Dublin.Ernan has been preaching some scandolous crap like giving away all possesions and living in poverty. I have never studied much of the Bible but I do believe thats heresy. Bishop Brangen, a purely pious man, and more learned than I will continue to do a fine job I am sure. I have suggested Ernan retire and stay with me in Castle Dublin.</text:p>
      <text:p text:style-name="P103"/>
      <text:p text:style-name="P109">8 March</text:p>
      <text:p text:style-name="P109"/>
      <text:p text:style-name="P109">Lana is now a woman, 16 years old I cant believe it. She should leave home but she is so much like my mother its insane. I would feel safer if she waited around. But no, that is Donnchad’s job to keep me safe. I will send her to Gallica.</text:p>
      <text:p text:style-name="P109"/>
      <text:p text:style-name="P109">30 April</text:p>
      <text:p text:style-name="P109"/>
      <text:p text:style-name="P109"><text:soft-page-break/>King Olav of Norway has launched a succesful attack on England from Normandy, taking land near Windchester in Wessex</text:p>
      <text:p text:style-name="P109"/>
      <text:p text:style-name="P109">13 July</text:p>
      <text:p text:style-name="P109"/>
      <text:p text:style-name="P109">I am soooo bored by the poetry books… I going out hunting instead.</text:p>
      <text:p text:style-name="P109"/>
      <text:p text:style-name="P110">16 August</text:p>
      <text:p text:style-name="P110"/>
      <text:p text:style-name="P110">Agnes tells me she is bored as well. Our later years are….well tedious. I prayed so much that God would let me live through the Typhoid and now I just wait around all day. I think Agnes and I will take up a mour zelous life…</text:p>
      <text:p text:style-name="P110"/>
      <text:p text:style-name="P110">13 September</text:p>
      <text:p text:style-name="P110"/>
      <text:p text:style-name="P110">Well church and the falcon hunting has been fun!</text:p>
      <text:p text:style-name="P110"/>
      <text:p text:style-name="P110">14 September</text:p>
      <text:p text:style-name="P110"/>
      <text:p text:style-name="P110">I have re-purposed much of Cill Dara’s economy to be directed to my purse rather than my grandson’s</text:p>
      <text:p text:style-name="P110"/>
      <text:p text:style-name="P29">1101</text:p>
      <text:p text:style-name="P29"/>
      <text:p text:style-name="P110">14 January</text:p>
      <text:p text:style-name="P110"/>
      <text:p text:style-name="P110">Ercaid longs to strike. I calm him and say wait till next spring or at least this summer…</text:p>
      <text:p text:style-name="P110"/>
      <text:p text:style-name="P3">16 April</text:p>
      <text:p text:style-name="P3"/>
      <text:p text:style-name="P3">King Mael of Midde Ireland died peacefully in his sleep. His son Ercaid succeded him that afternoon crowned King of Midde Ireland. Many in the ceremony remarked on the irony of such a cruel and un-pious man bowing to the bishop. Maybe for the last time. Many think he is unfit and that the true King is Mael, Ercaid’s nephew <text:span text:style-name="T29">and adopted son</text:span>.</text:p>
      <text:p text:style-name="P103"/>
      <text:p text:style-name="P98"/>
      <text:p text:style-name="P87"/>
      <text:p text:style-name="P86"/>
      <text:p text:style-name="P86"/>
      <text:p text:style-name="P80"/>
      <text:p text:style-name="P80"/>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0:19:13.355599942</meta:creation-date>
    <dc:date>2019-05-02T16:08:57.598859161</dc:date>
    <meta:editing-duration>PT2H59M57S</meta:editing-duration>
    <meta:editing-cycles>19</meta:editing-cycles>
    <meta:generator>LibreOffice/6.1.5.2$Linux_X86_64 LibreOffice_project/10$Build-2</meta:generator>
    <meta:document-statistic meta:table-count="0" meta:image-count="0" meta:object-count="0" meta:page-count="28" meta:paragraph-count="404" meta:word-count="11755" meta:character-count="61310" meta:non-whitespace-character-count="49934"/>
  </office:meta>
</office:document-meta>
</file>